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kill_5f_mean">
      <style:table-properties table:display="true" style:writing-mode="lr-tb"/>
    </style:style>
    <style:style style:name="ta2" style:family="table" style:master-page-name="PageStyle_5f_skill_5f_per_5f_horizon">
      <style:table-properties table:display="true" style:writing-mode="lr-tb"/>
    </style:style>
    <style:style style:name="ta3" style:family="table" style:master-page-name="PageStyle_5f_rmse_5f_per_5f_horizon">
      <style:table-properties table:display="true" style:writing-mode="lr-tb"/>
    </style:style>
    <style:style style:name="ta4" style:family="table" style:master-page-name="PageStyle_5f_excluded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kill_mea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float" office:value="-0.834162223296295" calcext:value-type="float">
            <text:p>-0.834162223296295</text:p>
          </table:table-cell>
          <table:table-cell table:number-columns-repeated="2" office:value-type="float" office:value="-2.55803099802688" calcext:value-type="float">
            <text:p>-2.55803099802688</text:p>
          </table:table-cell>
          <table:table-cell office:value-type="float" office:value="0.000337918733100961" calcext:value-type="float">
            <text:p>0.000337918733101</text:p>
          </table:table-cell>
          <table:table-cell office:value-type="float" office:value="0.100254283785414" calcext:value-type="float">
            <text:p>0.100254283785414</text:p>
          </table:table-cell>
          <table:table-cell table:number-columns-repeated="2" office:value-type="float" office:value="-1.05412862689343" calcext:value-type="float">
            <text:p>-1.05412862689343</text:p>
          </table:table-cell>
          <table:table-cell office:value-type="float" office:value="-1.39813229501412" calcext:value-type="float">
            <text:p>-1.39813229501412</text:p>
          </table:table-cell>
          <table:table-cell office:value-type="float" office:value="-0.0516494311380761" calcext:value-type="float">
            <text:p>-0.051649431138076</text:p>
          </table:table-cell>
          <table:table-cell office:value-type="float" office:value="0.100254283785414" calcext:value-type="float">
            <text:p>0.100254283785414</text:p>
          </table:table-cell>
          <table:table-cell office:value-type="float" office:value="-0.930741671298518" calcext:value-type="float">
            <text:p>-0.930741671298518</text:p>
          </table:table-cell>
          <table:table-cell office:value-type="float" office:value="1.01762190428831" calcext:value-type="float">
            <text:p>1.01762190428831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float" office:value="-2.34265970655677" calcext:value-type="float">
            <text:p>-2.34265970655677</text:p>
          </table:table-cell>
          <table:table-cell office:value-type="float" office:value="-2.94276052676168" calcext:value-type="float">
            <text:p>-2.94276052676168</text:p>
          </table:table-cell>
          <table:table-cell office:value-type="float" office:value="-1.72518882216955" calcext:value-type="float">
            <text:p>-1.72518882216955</text:p>
          </table:table-cell>
          <table:table-cell office:value-type="float" office:value="-3.2186190510262" calcext:value-type="float">
            <text:p>-3.2186190510262</text:p>
          </table:table-cell>
          <table:table-cell office:value-type="float" office:value="-0.504021893180653" calcext:value-type="float">
            <text:p>-0.504021893180653</text:p>
          </table:table-cell>
          <table:table-cell office:value-type="float" office:value="-2.72474700051003" calcext:value-type="float">
            <text:p>-2.72474700051003</text:p>
          </table:table-cell>
          <table:table-cell office:value-type="float" office:value="-0.956839130333298" calcext:value-type="float">
            <text:p>-0.956839130333298</text:p>
          </table:table-cell>
          <table:table-cell office:value-type="float" office:value="-0.52439077841227" calcext:value-type="float">
            <text:p>-0.52439077841227</text:p>
          </table:table-cell>
          <table:table-cell office:value-type="float" office:value="-0.135833274611086" calcext:value-type="float">
            <text:p>-0.135833274611086</text:p>
          </table:table-cell>
          <table:table-cell office:value-type="float" office:value="-0.834162223296295" calcext:value-type="float">
            <text:p>-0.834162223296295</text:p>
          </table:table-cell>
          <table:table-cell office:value-type="float" office:value="-1.59092224068578" calcext:value-type="float">
            <text:p>-1.59092224068578</text:p>
          </table:table-cell>
          <table:table-cell office:value-type="float" office:value="1.14292177801521" calcext:value-type="float">
            <text:p>1.14292177801521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float" office:value="-3.74018557847813" calcext:value-type="float">
            <text:p>-3.74018557847813</text:p>
          </table:table-cell>
          <table:table-cell office:value-type="float" office:value="-0.460588033630277" calcext:value-type="float">
            <text:p>-0.460588033630277</text:p>
          </table:table-cell>
          <table:table-cell office:value-type="float" office:value="-0.801857447059434" calcext:value-type="float">
            <text:p>-0.801857447059434</text:p>
          </table:table-cell>
          <table:table-cell office:value-type="float" office:value="-5.9653748138966" calcext:value-type="float">
            <text:p>-5.9653748138966</text:p>
          </table:table-cell>
          <table:table-cell office:value-type="float" office:value="-2.71932795008011" calcext:value-type="float">
            <text:p>-2.71932795008011</text:p>
          </table:table-cell>
          <table:table-cell office:value-type="float" office:value="-0.840223346021013" calcext:value-type="float">
            <text:p>-0.840223346021013</text:p>
          </table:table-cell>
          <table:table-cell office:value-type="float" office:value="-0.991588498219259" calcext:value-type="float">
            <text:p>-0.991588498219259</text:p>
          </table:table-cell>
          <table:table-cell office:value-type="float" office:value="-0.993574589690321" calcext:value-type="float">
            <text:p>-0.993574589690321</text:p>
          </table:table-cell>
          <table:table-cell office:value-type="float" office:value="-3.29938861775727" calcext:value-type="float">
            <text:p>-3.29938861775727</text:p>
          </table:table-cell>
          <table:table-cell office:value-type="float" office:value="-4.75622544835754" calcext:value-type="float">
            <text:p>-4.75622544835754</text:p>
          </table:table-cell>
          <table:table-cell office:value-type="float" office:value="-2.45683343231899" calcext:value-type="float">
            <text:p>-2.45683343231899</text:p>
          </table:table-cell>
          <table:table-cell office:value-type="float" office:value="1.93357182854274" calcext:value-type="float">
            <text:p>1.93357182854274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float" office:value="-2.66629391757043" calcext:value-type="float">
            <text:p>-2.66629391757043</text:p>
          </table:table-cell>
          <table:table-cell office:value-type="float" office:value="-1.84159040912017" calcext:value-type="float">
            <text:p>-1.84159040912017</text:p>
          </table:table-cell>
          <table:table-cell office:value-type="float" office:value="0.0201583969570096" calcext:value-type="float">
            <text:p>0.02015839695701</text:p>
          </table:table-cell>
          <table:table-cell office:value-type="float" office:value="-0.0849847461309949" calcext:value-type="float">
            <text:p>-0.084984746130995</text:p>
          </table:table-cell>
          <table:table-cell office:value-type="float" office:value="-3.77087653197095" calcext:value-type="float">
            <text:p>-3.77087653197095</text:p>
          </table:table-cell>
          <table:table-cell office:value-type="float" office:value="-0.831047654437128" calcext:value-type="float">
            <text:p>-0.831047654437128</text:p>
          </table:table-cell>
          <table:table-cell office:value-type="float" office:value="-4.90592997912756" calcext:value-type="float">
            <text:p>-4.90592997912756</text:p>
          </table:table-cell>
          <table:table-cell office:value-type="float" office:value="-6.12481243630377" calcext:value-type="float">
            <text:p>-6.12481243630377</text:p>
          </table:table-cell>
          <table:table-cell office:value-type="float" office:value="-4.55491988026207" calcext:value-type="float">
            <text:p>-4.55491988026207</text:p>
          </table:table-cell>
          <table:table-cell office:value-type="float" office:value="-2.14090631524701" calcext:value-type="float">
            <text:p>-2.14090631524701</text:p>
          </table:table-cell>
          <table:table-cell office:value-type="float" office:value="-2.69012034732131" calcext:value-type="float">
            <text:p>-2.69012034732131</text:p>
          </table:table-cell>
          <table:table-cell office:value-type="float" office:value="2.10721337201391" calcext:value-type="float">
            <text:p>2.10721337201391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float" office:value="-1.94609755903441" calcext:value-type="float">
            <text:p>-1.94609755903441</text:p>
          </table:table-cell>
          <table:table-cell office:value-type="float" office:value="-3.71274320549833" calcext:value-type="float">
            <text:p>-3.71274320549833</text:p>
          </table:table-cell>
          <table:table-cell office:value-type="float" office:value="-3.24329411953216" calcext:value-type="float">
            <text:p>-3.24329411953216</text:p>
          </table:table-cell>
          <table:table-cell office:value-type="float" office:value="-2.8561665107662" calcext:value-type="float">
            <text:p>-2.8561665107662</text:p>
          </table:table-cell>
          <table:table-cell office:value-type="float" office:value="-1.35202744098452" calcext:value-type="float">
            <text:p>-1.35202744098452</text:p>
          </table:table-cell>
          <table:table-cell office:value-type="float" office:value="-1.64161933382798" calcext:value-type="float">
            <text:p>-1.64161933382798</text:p>
          </table:table-cell>
          <table:table-cell office:value-type="float" office:value="-4.35463691007475" calcext:value-type="float">
            <text:p>-4.35463691007475</text:p>
          </table:table-cell>
          <table:table-cell office:value-type="float" office:value="-1.45983748180171" calcext:value-type="float">
            <text:p>-1.45983748180171</text:p>
          </table:table-cell>
          <table:table-cell office:value-type="float" office:value="-4.3535379430706" calcext:value-type="float">
            <text:p>-4.3535379430706</text:p>
          </table:table-cell>
          <table:table-cell office:value-type="float" office:value="-4.24742486102162" calcext:value-type="float">
            <text:p>-4.24742486102162</text:p>
          </table:table-cell>
          <table:table-cell office:value-type="float" office:value="-2.91673853656123" calcext:value-type="float">
            <text:p>-2.91673853656123</text:p>
          </table:table-cell>
          <table:table-cell office:value-type="float" office:value="1.23763015915571" calcext:value-type="float">
            <text:p>1.23763015915571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float" office:value="-4.62422682523963" calcext:value-type="float">
            <text:p>-4.62422682523963</text:p>
          </table:table-cell>
          <table:table-cell office:value-type="float" office:value="-4.31516793712699" calcext:value-type="float">
            <text:p>-4.31516793712699</text:p>
          </table:table-cell>
          <table:table-cell office:value-type="float" office:value="-7.0364484490607" calcext:value-type="float">
            <text:p>-7.0364484490607</text:p>
          </table:table-cell>
          <table:table-cell office:value-type="float" office:value="-6.05399792715921" calcext:value-type="float">
            <text:p>-6.05399792715921</text:p>
          </table:table-cell>
          <table:table-cell office:value-type="float" office:value="-1.12093746595812" calcext:value-type="float">
            <text:p>-1.12093746595812</text:p>
          </table:table-cell>
          <table:table-cell office:value-type="float" office:value="-1.26178243670562" calcext:value-type="float">
            <text:p>-1.26178243670562</text:p>
          </table:table-cell>
          <table:table-cell office:value-type="float" office:value="-8.010797707111" calcext:value-type="float">
            <text:p>-8.010797707111</text:p>
          </table:table-cell>
          <table:table-cell office:value-type="float" office:value="-1.1875477240198" calcext:value-type="float">
            <text:p>-1.1875477240198</text:p>
          </table:table-cell>
          <table:table-cell office:value-type="float" office:value="-10.5199869864852" calcext:value-type="float">
            <text:p>-10.5199869864852</text:p>
          </table:table-cell>
          <table:table-cell office:value-type="float" office:value="-6.81832760788606" calcext:value-type="float">
            <text:p>-6.81832760788606</text:p>
          </table:table-cell>
          <table:table-cell office:value-type="float" office:value="-5.09492210667523" calcext:value-type="float">
            <text:p>-5.09492210667523</text:p>
          </table:table-cell>
          <table:table-cell office:value-type="float" office:value="3.20027422071326" calcext:value-type="float">
            <text:p>3.20027422071326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float" office:value="-3.44960353501572" calcext:value-type="float">
            <text:p>-3.44960353501572</text:p>
          </table:table-cell>
          <table:table-cell office:value-type="float" office:value="-8.61062136133552" calcext:value-type="float">
            <text:p>-8.61062136133552</text:p>
          </table:table-cell>
          <table:table-cell office:value-type="float" office:value="-5.8474068811276" calcext:value-type="float">
            <text:p>-5.8474068811276</text:p>
          </table:table-cell>
          <table:table-cell office:value-type="float" office:value="-9.60742750483873" calcext:value-type="float">
            <text:p>-9.60742750483873</text:p>
          </table:table-cell>
          <table:table-cell office:value-type="float" office:value="-3.91485223274721" calcext:value-type="float">
            <text:p>-3.91485223274721</text:p>
          </table:table-cell>
          <table:table-cell office:value-type="float" office:value="-3.6775433762185" calcext:value-type="float">
            <text:p>-3.6775433762185</text:p>
          </table:table-cell>
          <table:table-cell office:value-type="float" office:value="-3.15356281779587" calcext:value-type="float">
            <text:p>-3.15356281779587</text:p>
          </table:table-cell>
          <table:table-cell office:value-type="float" office:value="-4.95656377930612" calcext:value-type="float">
            <text:p>-4.95656377930612</text:p>
          </table:table-cell>
          <table:table-cell office:value-type="float" office:value="-4.15940369018256" calcext:value-type="float">
            <text:p>-4.15940369018256</text:p>
          </table:table-cell>
          <table:table-cell office:value-type="float" office:value="-3.83573621366167" calcext:value-type="float">
            <text:p>-3.83573621366167</text:p>
          </table:table-cell>
          <table:table-cell office:value-type="float" office:value="-5.12127213922295" calcext:value-type="float">
            <text:p>-5.12127213922295</text:p>
          </table:table-cell>
          <table:table-cell office:value-type="float" office:value="2.25190042266741" calcext:value-type="float">
            <text:p>2.25190042266741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float" office:value="-1.09106219022002" calcext:value-type="float">
            <text:p>-1.09106219022002</text:p>
          </table:table-cell>
          <table:table-cell office:value-type="float" office:value="-3.89363580661003" calcext:value-type="float">
            <text:p>-3.89363580661003</text:p>
          </table:table-cell>
          <table:table-cell office:value-type="float" office:value="-8.1103735567968" calcext:value-type="float">
            <text:p>-8.1103735567968</text:p>
          </table:table-cell>
          <table:table-cell office:value-type="float" office:value="-4.10389521454684" calcext:value-type="float">
            <text:p>-4.10389521454684</text:p>
          </table:table-cell>
          <table:table-cell office:value-type="float" office:value="-11.4744671916414" calcext:value-type="float">
            <text:p>-11.4744671916414</text:p>
          </table:table-cell>
          <table:table-cell office:value-type="float" office:value="-17.9986836451469" calcext:value-type="float">
            <text:p>-17.9986836451469</text:p>
          </table:table-cell>
          <table:table-cell office:value-type="float" office:value="-9.36320512693275" calcext:value-type="float">
            <text:p>-9.36320512693275</text:p>
          </table:table-cell>
          <table:table-cell office:value-type="float" office:value="-4.75243562415783" calcext:value-type="float">
            <text:p>-4.75243562415783</text:p>
          </table:table-cell>
          <table:table-cell office:value-type="float" office:value="-5.85089657383385" calcext:value-type="float">
            <text:p>-5.85089657383385</text:p>
          </table:table-cell>
          <table:table-cell office:value-type="float" office:value="-2.05303765844199" calcext:value-type="float">
            <text:p>-2.05303765844199</text:p>
          </table:table-cell>
          <table:table-cell office:value-type="float" office:value="-6.86916925883284" calcext:value-type="float">
            <text:p>-6.86916925883284</text:p>
          </table:table-cell>
          <table:table-cell office:value-type="float" office:value="5.07099911085764" calcext:value-type="float">
            <text:p>5.07099911085764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float" office:value="-14.1624838065725" calcext:value-type="float">
            <text:p>-14.1624838065725</text:p>
          </table:table-cell>
          <table:table-cell office:value-type="float" office:value="-12.0869239213646" calcext:value-type="float">
            <text:p>-12.0869239213646</text:p>
          </table:table-cell>
          <table:table-cell office:value-type="float" office:value="-9.53812699242606" calcext:value-type="float">
            <text:p>-9.53812699242606</text:p>
          </table:table-cell>
          <table:table-cell office:value-type="float" office:value="-10.0875093341932" calcext:value-type="float">
            <text:p>-10.0875093341932</text:p>
          </table:table-cell>
          <table:table-cell office:value-type="float" office:value="-14.0293933248741" calcext:value-type="float">
            <text:p>-14.0293933248741</text:p>
          </table:table-cell>
          <table:table-cell office:value-type="float" office:value="-7.27957120347183" calcext:value-type="float">
            <text:p>-7.27957120347183</text:p>
          </table:table-cell>
          <table:table-cell office:value-type="float" office:value="-7.34735474844149" calcext:value-type="float">
            <text:p>-7.34735474844149</text:p>
          </table:table-cell>
          <table:table-cell office:value-type="float" office:value="-10.4310488560215" calcext:value-type="float">
            <text:p>-10.4310488560215</text:p>
          </table:table-cell>
          <table:table-cell office:value-type="float" office:value="-11.2895520943648" calcext:value-type="float">
            <text:p>-11.2895520943648</text:p>
          </table:table-cell>
          <table:table-cell office:value-type="float" office:value="-15.9133497178792" calcext:value-type="float">
            <text:p>-15.9133497178792</text:p>
          </table:table-cell>
          <table:table-cell office:value-type="float" office:value="-11.2165313999609" calcext:value-type="float">
            <text:p>-11.2165313999609</text:p>
          </table:table-cell>
          <table:table-cell office:value-type="float" office:value="2.87890302838819" calcext:value-type="float">
            <text:p>2.87890302838819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float" office:value="-2.28545768998554" calcext:value-type="float">
            <text:p>-2.28545768998554</text:p>
          </table:table-cell>
          <table:table-cell office:value-type="float" office:value="-10.8430483018897" calcext:value-type="float">
            <text:p>-10.8430483018897</text:p>
          </table:table-cell>
          <table:table-cell office:value-type="float" office:value="-8.04328935054699" calcext:value-type="float">
            <text:p>-8.04328935054699</text:p>
          </table:table-cell>
          <table:table-cell office:value-type="float" office:value="-9.99484319086778" calcext:value-type="float">
            <text:p>-9.99484319086778</text:p>
          </table:table-cell>
          <table:table-cell office:value-type="float" office:value="-8.78568422127009" calcext:value-type="float">
            <text:p>-8.78568422127009</text:p>
          </table:table-cell>
          <table:table-cell office:value-type="float" office:value="-2.37659827932221" calcext:value-type="float">
            <text:p>-2.37659827932221</text:p>
          </table:table-cell>
          <table:table-cell office:value-type="float" office:value="-4.05515089092865" calcext:value-type="float">
            <text:p>-4.05515089092865</text:p>
          </table:table-cell>
          <table:table-cell office:value-type="float" office:value="-11.6983079202664" calcext:value-type="float">
            <text:p>-11.6983079202664</text:p>
          </table:table-cell>
          <table:table-cell office:value-type="float" office:value="-4.67330242480129" calcext:value-type="float">
            <text:p>-4.67330242480129</text:p>
          </table:table-cell>
          <table:table-cell office:value-type="float" office:value="-8.64031874816637" calcext:value-type="float">
            <text:p>-8.64031874816637</text:p>
          </table:table-cell>
          <table:table-cell office:value-type="float" office:value="-7.13960010180451" calcext:value-type="float">
            <text:p>-7.13960010180451</text:p>
          </table:table-cell>
          <table:table-cell office:value-type="float" office:value="3.50037297006262" calcext:value-type="float">
            <text:p>3.50037297006262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float" office:value="-14.0473748099283" calcext:value-type="float">
            <text:p>-14.0473748099283</text:p>
          </table:table-cell>
          <table:table-cell office:value-type="float" office:value="-11.4915677787319" calcext:value-type="float">
            <text:p>-11.4915677787319</text:p>
          </table:table-cell>
          <table:table-cell office:value-type="float" office:value="-6.31693673540743" calcext:value-type="float">
            <text:p>-6.31693673540743</text:p>
          </table:table-cell>
          <table:table-cell office:value-type="float" office:value="-15.1841888023814" calcext:value-type="float">
            <text:p>-15.1841888023814</text:p>
          </table:table-cell>
          <table:table-cell office:value-type="float" office:value="-6.40730409357217" calcext:value-type="float">
            <text:p>-6.40730409357217</text:p>
          </table:table-cell>
          <table:table-cell office:value-type="float" office:value="-5.58589086678608" calcext:value-type="float">
            <text:p>-5.58589086678608</text:p>
          </table:table-cell>
          <table:table-cell office:value-type="float" office:value="-6.10772836282328" calcext:value-type="float">
            <text:p>-6.10772836282328</text:p>
          </table:table-cell>
          <table:table-cell office:value-type="float" office:value="-9.37974346773739" calcext:value-type="float">
            <text:p>-9.37974346773739</text:p>
          </table:table-cell>
          <table:table-cell office:value-type="float" office:value="-14.3579312651333" calcext:value-type="float">
            <text:p>-14.3579312651333</text:p>
          </table:table-cell>
          <table:table-cell office:value-type="float" office:value="-11.1662454254418" calcext:value-type="float">
            <text:p>-11.1662454254418</text:p>
          </table:table-cell>
          <table:table-cell office:value-type="float" office:value="-10.0044911607943" calcext:value-type="float">
            <text:p>-10.0044911607943</text:p>
          </table:table-cell>
          <table:table-cell office:value-type="float" office:value="3.76127338689128" calcext:value-type="float">
            <text:p>3.76127338689128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float" office:value="-6.0034743270735" calcext:value-type="float">
            <text:p>-6.0034743270735</text:p>
          </table:table-cell>
          <table:table-cell office:value-type="float" office:value="-15.8792699292711" calcext:value-type="float">
            <text:p>-15.8792699292711</text:p>
          </table:table-cell>
          <table:table-cell office:value-type="float" office:value="-5.61926945602389" calcext:value-type="float">
            <text:p>-5.61926945602389</text:p>
          </table:table-cell>
          <table:table-cell office:value-type="float" office:value="-9.21619338397077" calcext:value-type="float">
            <text:p>-9.21619338397077</text:p>
          </table:table-cell>
          <table:table-cell office:value-type="float" office:value="-9.2486928060154" calcext:value-type="float">
            <text:p>-9.2486928060154</text:p>
          </table:table-cell>
          <table:table-cell office:value-type="float" office:value="-16.1404434974131" calcext:value-type="float">
            <text:p>-16.1404434974131</text:p>
          </table:table-cell>
          <table:table-cell office:value-type="float" office:value="-8.10364796057802" calcext:value-type="float">
            <text:p>-8.10364796057802</text:p>
          </table:table-cell>
          <table:table-cell office:value-type="float" office:value="-4.43647746587635" calcext:value-type="float">
            <text:p>-4.43647746587635</text:p>
          </table:table-cell>
          <table:table-cell office:value-type="float" office:value="-14.8352407575245" calcext:value-type="float">
            <text:p>-14.8352407575245</text:p>
          </table:table-cell>
          <table:table-cell office:value-type="float" office:value="-18.0805231248803" calcext:value-type="float">
            <text:p>-18.0805231248803</text:p>
          </table:table-cell>
          <table:table-cell office:value-type="float" office:value="-10.7563232708627" calcext:value-type="float">
            <text:p>-10.7563232708627</text:p>
          </table:table-cell>
          <table:table-cell office:value-type="float" office:value="5.01238229465671" calcext:value-type="float">
            <text:p>5.01238229465671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float" office:value="-12.5830372124741" calcext:value-type="float">
            <text:p>-12.5830372124741</text:p>
          </table:table-cell>
          <table:table-cell office:value-type="float" office:value="-8.07335335881619" calcext:value-type="float">
            <text:p>-8.07335335881619</text:p>
          </table:table-cell>
          <table:table-cell office:value-type="float" office:value="-13.1955980599003" calcext:value-type="float">
            <text:p>-13.1955980599003</text:p>
          </table:table-cell>
          <table:table-cell office:value-type="float" office:value="-12.9735314262615" calcext:value-type="float">
            <text:p>-12.9735314262615</text:p>
          </table:table-cell>
          <table:table-cell office:value-type="float" office:value="-13.7304734357911" calcext:value-type="float">
            <text:p>-13.7304734357911</text:p>
          </table:table-cell>
          <table:table-cell office:value-type="float" office:value="-13.6790774342456" calcext:value-type="float">
            <text:p>-13.6790774342456</text:p>
          </table:table-cell>
          <table:table-cell office:value-type="float" office:value="-15.6645545917766" calcext:value-type="float">
            <text:p>-15.6645545917766</text:p>
          </table:table-cell>
          <table:table-cell office:value-type="float" office:value="-18.3178599500768" calcext:value-type="float">
            <text:p>-18.3178599500768</text:p>
          </table:table-cell>
          <table:table-cell office:value-type="float" office:value="-10.588249079268" calcext:value-type="float">
            <text:p>-10.588249079268</text:p>
          </table:table-cell>
          <table:table-cell office:value-type="float" office:value="-8.13706882954154" calcext:value-type="float">
            <text:p>-8.13706882954154</text:p>
          </table:table-cell>
          <table:table-cell office:value-type="float" office:value="-12.6942803378152" calcext:value-type="float">
            <text:p>-12.6942803378152</text:p>
          </table:table-cell>
          <table:table-cell office:value-type="float" office:value="3.15152316713313" calcext:value-type="float">
            <text:p>3.15152316713313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float" office:value="-15.6724306654385" calcext:value-type="float">
            <text:p>-15.6724306654385</text:p>
          </table:table-cell>
          <table:table-cell office:value-type="float" office:value="-17.1232340857122" calcext:value-type="float">
            <text:p>-17.1232340857122</text:p>
          </table:table-cell>
          <table:table-cell office:value-type="float" office:value="-15.9569671863191" calcext:value-type="float">
            <text:p>-15.9569671863191</text:p>
          </table:table-cell>
          <table:table-cell office:value-type="float" office:value="-15.7911239599901" calcext:value-type="float">
            <text:p>-15.7911239599901</text:p>
          </table:table-cell>
          <table:table-cell office:value-type="float" office:value="-21.7246224701762" calcext:value-type="float">
            <text:p>-21.7246224701762</text:p>
          </table:table-cell>
          <table:table-cell office:value-type="float" office:value="-21.8355332853741" calcext:value-type="float">
            <text:p>-21.8355332853741</text:p>
          </table:table-cell>
          <table:table-cell office:value-type="float" office:value="-14.8088675187412" calcext:value-type="float">
            <text:p>-14.8088675187412</text:p>
          </table:table-cell>
          <table:table-cell office:value-type="float" office:value="-10.9558133216958" calcext:value-type="float">
            <text:p>-10.9558133216958</text:p>
          </table:table-cell>
          <table:table-cell office:value-type="float" office:value="-15.9134051242547" calcext:value-type="float">
            <text:p>-15.9134051242547</text:p>
          </table:table-cell>
          <table:table-cell office:value-type="float" office:value="-14.6849008544561" calcext:value-type="float">
            <text:p>-14.6849008544561</text:p>
          </table:table-cell>
          <table:table-cell office:value-type="float" office:value="-16.4466898472158" calcext:value-type="float">
            <text:p>-16.4466898472158</text:p>
          </table:table-cell>
          <table:table-cell office:value-type="float" office:value="3.24625375072218" calcext:value-type="float">
            <text:p>3.24625375072218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float" office:value="-20.5501343407494" calcext:value-type="float">
            <text:p>-20.5501343407494</text:p>
          </table:table-cell>
          <table:table-cell office:value-type="float" office:value="-10.7324548011782" calcext:value-type="float">
            <text:p>-10.7324548011782</text:p>
          </table:table-cell>
          <table:table-cell office:value-type="float" office:value="-19.0921090065165" calcext:value-type="float">
            <text:p>-19.0921090065165</text:p>
          </table:table-cell>
          <table:table-cell office:value-type="float" office:value="-10.8785256348295" calcext:value-type="float">
            <text:p>-10.8785256348295</text:p>
          </table:table-cell>
          <table:table-cell office:value-type="float" office:value="-10.9578285567984" calcext:value-type="float">
            <text:p>-10.9578285567984</text:p>
          </table:table-cell>
          <table:table-cell office:value-type="float" office:value="-17.8797513697633" calcext:value-type="float">
            <text:p>-17.8797513697633</text:p>
          </table:table-cell>
          <table:table-cell office:value-type="float" office:value="-21.514375893011" calcext:value-type="float">
            <text:p>-21.514375893011</text:p>
          </table:table-cell>
          <table:table-cell office:value-type="float" office:value="-24.9858226906794" calcext:value-type="float">
            <text:p>-24.9858226906794</text:p>
          </table:table-cell>
          <table:table-cell office:value-type="float" office:value="-6.61171031040701" calcext:value-type="float">
            <text:p>-6.61171031040701</text:p>
          </table:table-cell>
          <table:table-cell office:value-type="float" office:value="-16.1152150064114" calcext:value-type="float">
            <text:p>-16.1152150064114</text:p>
          </table:table-cell>
          <table:table-cell office:value-type="float" office:value="-15.9317927610344" calcext:value-type="float">
            <text:p>-15.9317927610344</text:p>
          </table:table-cell>
          <table:table-cell office:value-type="float" office:value="5.89216463933473" calcext:value-type="float">
            <text:p>5.89216463933473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float" office:value="-21.8654246840343" calcext:value-type="float">
            <text:p>-21.8654246840343</text:p>
          </table:table-cell>
          <table:table-cell office:value-type="float" office:value="-16.201272833216" calcext:value-type="float">
            <text:p>-16.201272833216</text:p>
          </table:table-cell>
          <table:table-cell office:value-type="float" office:value="-7.4368160457517" calcext:value-type="float">
            <text:p>-7.4368160457517</text:p>
          </table:table-cell>
          <table:table-cell office:value-type="float" office:value="-13.9061027776795" calcext:value-type="float">
            <text:p>-13.9061027776795</text:p>
          </table:table-cell>
          <table:table-cell office:value-type="float" office:value="-7.4368160457517" calcext:value-type="float">
            <text:p>-7.4368160457517</text:p>
          </table:table-cell>
          <table:table-cell office:value-type="float" office:value="-14.0618072337564" calcext:value-type="float">
            <text:p>-14.0618072337564</text:p>
          </table:table-cell>
          <table:table-cell office:value-type="float" office:value="-21.8654246840343" calcext:value-type="float">
            <text:p>-21.8654246840343</text:p>
          </table:table-cell>
          <table:table-cell office:value-type="float" office:value="-26.7355796986282" calcext:value-type="float">
            <text:p>-26.7355796986282</text:p>
          </table:table-cell>
          <table:table-cell office:value-type="float" office:value="-24.4464758823049" calcext:value-type="float">
            <text:p>-24.4464758823049</text:p>
          </table:table-cell>
          <table:table-cell office:value-type="float" office:value="-14.0618072337564" calcext:value-type="float">
            <text:p>-14.0618072337564</text:p>
          </table:table-cell>
          <table:table-cell office:value-type="float" office:value="-16.8017527118914" calcext:value-type="float">
            <text:p>-16.8017527118914</text:p>
          </table:table-cell>
          <table:table-cell office:value-type="float" office:value="6.72944032039422" calcext:value-type="float">
            <text:p>6.72944032039422</text:p>
          </table:table-cell>
          <table:table-cell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_per_horizon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-2.7991541121119345, -0.5344094048466808, -0.1526100995074442, 0.1495247232808805]</text:p>
          </table:table-cell>
          <table:table-cell table:number-columns-repeated="2" office:value-type="string" calcext:value-type="string">
            <text:p>[-2.52907167719576, -1.0791781279150037, -2.4662190518448535, -4.157655135151916]</text:p>
          </table:table-cell>
          <table:table-cell office:value-type="string" calcext:value-type="string">
            <text:p>[0.10566797814405282, -0.007264609389201482, 0.002982080738400672, -0.10003377456084817]</text:p>
          </table:table-cell>
          <table:table-cell office:value-type="string" calcext:value-type="string">
            <text:p>[0.008475641660976585, 0.006097857681142127, 0.10480540483682743, 0.2816382309627108]</text:p>
          </table:table-cell>
          <table:table-cell table:number-columns-repeated="2" office:value-type="string" calcext:value-type="string">
            <text:p>[-0.06260061303442477, -0.715692315754124, -1.2662083081166786, -2.1720132706684936]</text:p>
          </table:table-cell>
          <table:table-cell office:value-type="string" calcext:value-type="string">
            <text:p>[-0.055483168644721026, -0.8261994477344325, -1.8261099200447273, -2.8847366436325794]</text:p>
          </table:table-cell>
          <table:table-cell office:value-type="string" calcext:value-type="string">
            <text:p>[-0.12147382440672594, -0.07117143897594769, 0.008189227433075263, -0.022141688602705933]</text:p>
          </table:table-cell>
          <table:table-cell office:value-type="string" calcext:value-type="string">
            <text:p>[0.008475641660976585, 0.006097857681142127, 0.10480540483682743, 0.2816382309627108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-2.7994066443010945, -0.933311095974676, -1.9832759745125772, -3.654645111438737]</text:p>
          </table:table-cell>
          <table:table-cell office:value-type="string" calcext:value-type="string">
            <text:p>[-4.5791294410166605, -1.0536723769166034, -2.361579089160726, -3.7766611999527466]</text:p>
          </table:table-cell>
          <table:table-cell office:value-type="string" calcext:value-type="string">
            <text:p>[-2.0844547543471093, -0.4659097711414262, -1.0632861253640824, -3.2871046378255997]</text:p>
          </table:table-cell>
          <table:table-cell office:value-type="string" calcext:value-type="string">
            <text:p>[-4.69080639505004, -1.3199190015145579, -2.723525117022052, -4.140225690518129]</text:p>
          </table:table-cell>
          <table:table-cell office:value-type="string" calcext:value-type="string">
            <text:p>[-2.094809682315213, -0.09261584865924988, 0.3005633965167953, -0.12922543826494604]</text:p>
          </table:table-cell>
          <table:table-cell office:value-type="string" calcext:value-type="string">
            <text:p>[-4.583329495926058, -1.0242044421854501, -2.125138867014642, -3.166315196913949]</text:p>
          </table:table-cell>
          <table:table-cell office:value-type="string" calcext:value-type="string">
            <text:p>[-2.5196926648041407, -0.684524177207857, -0.41361927362415507, -0.209520405697039]</text:p>
          </table:table-cell>
          <table:table-cell office:value-type="string" calcext:value-type="string">
            <text:p>[-0.24749741097966904, -0.1681229580078547, -0.3060912776176039, -1.3758514670439537]</text:p>
          </table:table-cell>
          <table:table-cell office:value-type="string" calcext:value-type="string">
            <text:p>[-0.13792131367267313, -0.13551992888269915, -0.06739111071789594, -0.20250074517107475]</text:p>
          </table:table-cell>
          <table:table-cell office:value-type="string" calcext:value-type="string">
            <text:p>[-2.7991541121119345, -0.5344094048466808, -0.1526100995074442, 0.1495247232808805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-1.0520079221219447, -2.413521521053541, -4.278767534447203, -7.216445336289823]</text:p>
          </table:table-cell>
          <table:table-cell office:value-type="string" calcext:value-type="string">
            <text:p>[-0.7937440940797735, -0.3705029968248619, -0.10754744140051287, -0.5705576022159597]</text:p>
          </table:table-cell>
          <table:table-cell office:value-type="string" calcext:value-type="string">
            <text:p>[-1.8011813437496693, -0.29974586885832544, -0.21911495742679143, -0.8873876182029505]</text:p>
          </table:table-cell>
          <table:table-cell office:value-type="string" calcext:value-type="string">
            <text:p>[-16.43892601552399, -2.037061713793009, -2.156821076473703, -3.228690449795679]</text:p>
          </table:table-cell>
          <table:table-cell office:value-type="string" calcext:value-type="string">
            <text:p>[-1.9760465902288527, -1.2931048145306656, -2.760650540612697, -4.84750985494824]</text:p>
          </table:table-cell>
          <table:table-cell office:value-type="string" calcext:value-type="string">
            <text:p>[-1.872360261807815, -0.28920029164265504, -0.2779798584483517, -0.9213529721852298]</text:p>
          </table:table-cell>
          <table:table-cell office:value-type="string" calcext:value-type="string">
            <text:p>[-0.9681150174727371, -0.7154181888788358, -1.0234044345114768, -1.2594163520139867]</text:p>
          </table:table-cell>
          <table:table-cell office:value-type="string" calcext:value-type="string">
            <text:p>[-2.3112221546643275, -0.3797664262759515, -0.11572067908922623, -1.1675890987317805]</text:p>
          </table:table-cell>
          <table:table-cell office:value-type="string" calcext:value-type="string">
            <text:p>[-5.955811176431136, -1.5694456287719927, -2.498197618116338, -3.174100047709616]</text:p>
          </table:table-cell>
          <table:table-cell office:value-type="string" calcext:value-type="string">
            <text:p>[-5.511499636589545, -2.2859516593256135, -4.257720921068087, -6.969729576446904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-2.863342002887692, -1.3700296002039147, -2.3733905467301586, -4.058413520459947]</text:p>
          </table:table-cell>
          <table:table-cell office:value-type="string" calcext:value-type="string">
            <text:p>[-2.547051731460792, -1.3047880444029047, -1.4149161661718868, -2.0996056944450947]</text:p>
          </table:table-cell>
          <table:table-cell office:value-type="string" calcext:value-type="string">
            <text:p>[-0.3798878552995433, -0.09698216985447594, 0.15912091971412856, 0.3983826932679291]</text:p>
          </table:table-cell>
          <table:table-cell office:value-type="string" calcext:value-type="string">
            <text:p>[-0.061444530718746115, -0.13178181529898136, -0.15447710812608317, 0.007764469619830905]</text:p>
          </table:table-cell>
          <table:table-cell office:value-type="string" calcext:value-type="string">
            <text:p>[-1.7471657547434516, -1.991370528209968, -4.167534355625557, -7.177435489304829]</text:p>
          </table:table-cell>
          <table:table-cell office:value-type="string" calcext:value-type="string">
            <text:p>[-3.46508107968464, -0.5761750831302148, 0.17967112351418013, 0.537394421552162]</text:p>
          </table:table-cell>
          <table:table-cell office:value-type="string" calcext:value-type="string">
            <text:p>[-2.622525103006601, -1.734953360881164, -4.747432233936566, -10.51880921868591]</text:p>
          </table:table-cell>
          <table:table-cell office:value-type="string" calcext:value-type="string">
            <text:p>[-16.19086326083261, -2.260589099630672, -2.4262235415783318, -3.6215738431734756]</text:p>
          </table:table-cell>
          <table:table-cell office:value-type="string" calcext:value-type="string">
            <text:p>[-13.184677485659702, -0.6626831398709454, -1.418001895362675, -2.95431700015496]</text:p>
          </table:table-cell>
          <table:table-cell office:value-type="string" calcext:value-type="string">
            <text:p>[-0.9812708240257928, -0.9454207425723338, -1.650325894035154, -4.986607800354759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-1.5977296945730801, -1.2872854547125723, -1.7397927991495754, -3.1595822877024116]</text:p>
          </table:table-cell>
          <table:table-cell office:value-type="string" calcext:value-type="string">
            <text:p>[-5.879205195463744, -1.6389407341004691, -2.6893450869869717, -4.643481805442118]</text:p>
          </table:table-cell>
          <table:table-cell office:value-type="string" calcext:value-type="string">
            <text:p>[-4.3378709282617, -2.17088137670729, -2.5957450119752368, -3.8686791611844074]</text:p>
          </table:table-cell>
          <table:table-cell office:value-type="string" calcext:value-type="string">
            <text:p>[-2.884448391792338, -1.1776516783700064, -2.035756994401261, -5.326808978501196]</text:p>
          </table:table-cell>
          <table:table-cell office:value-type="string" calcext:value-type="string">
            <text:p>[0.0326049045046628, -1.2329631076443137, -1.570420457916133, -2.63733110288229]</text:p>
          </table:table-cell>
          <table:table-cell office:value-type="string" calcext:value-type="string">
            <text:p>[-3.4948945418240562, -1.395533124686854, -0.8103852634481434, -0.8656644053528506]</text:p>
          </table:table-cell>
          <table:table-cell office:value-type="string" calcext:value-type="string">
            <text:p>[-2.28059625117798, -2.0311596586783276, -4.458848810184457, -8.647942920258235]</text:p>
          </table:table-cell>
          <table:table-cell office:value-type="string" calcext:value-type="string">
            <text:p>[-3.5778026563475507, -0.49366813377444974, -0.5205404052132545, -1.2473387318715945]</text:p>
          </table:table-cell>
          <table:table-cell office:value-type="string" calcext:value-type="string">
            <text:p>[-5.250490721778922, -1.874697410675119, -3.7330284637140165, -6.555935176114325]</text:p>
          </table:table-cell>
          <table:table-cell office:value-type="string" calcext:value-type="string">
            <text:p>[-7.727582753341666, -2.001172605198498, -3.2254517308700548, -4.03549235467624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-4.672825508275524, -2.2614896756522507, -4.3903739792625185, -7.172218137768249]</text:p>
          </table:table-cell>
          <table:table-cell office:value-type="string" calcext:value-type="string">
            <text:p>[-3.3050854075037606, -2.0117015124080595, -4.049256571102, -7.894628257494141]</text:p>
          </table:table-cell>
          <table:table-cell office:value-type="string" calcext:value-type="string">
            <text:p>[-10.878745001237577, -2.9442628438403506, -5.209574645823367, -9.113211305341506]</text:p>
          </table:table-cell>
          <table:table-cell office:value-type="string" calcext:value-type="string">
            <text:p>[-2.326451538337637, -3.2849478910671026, -6.815357717653625, -11.789234561578477]</text:p>
          </table:table-cell>
          <table:table-cell office:value-type="string" calcext:value-type="string">
            <text:p>[-0.3779843317393228, -0.5967119795728948, -1.1057675009868317, -2.4032860515334376]</text:p>
          </table:table-cell>
          <table:table-cell office:value-type="string" calcext:value-type="string">
            <text:p>[-1.1932464885384686, -0.8740194065009588, -0.9615720427738284, -2.0182918090092317]</text:p>
          </table:table-cell>
          <table:table-cell office:value-type="string" calcext:value-type="string">
            <text:p>[-4.135922769735756, -3.827397459368731, -8.478238758784151, -15.601631840555342]</text:p>
          </table:table-cell>
          <table:table-cell office:value-type="string" calcext:value-type="string">
            <text:p>[-0.5073238100184785, -0.9736090963781585, -1.242088098895322, -2.0271698907872393]</text:p>
          </table:table-cell>
          <table:table-cell office:value-type="string" calcext:value-type="string">
            <text:p>[-31.53620761004856, -2.0053915112212994, -2.820951383137049, -5.717397441533767]</text:p>
          </table:table-cell>
          <table:table-cell office:value-type="string" calcext:value-type="string">
            <text:p>[-15.79968551966795, -2.192727027450392, -3.5022711297096665, -5.778626754716232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-6.745875489590958, -1.345121735414767, -2.0085448355779523, -3.6988720794791874]</text:p>
          </table:table-cell>
          <table:table-cell office:value-type="string" calcext:value-type="string">
            <text:p>[-26.298739926009706, -2.1505598083080057, -2.5981864392605747, -3.39499927176381]</text:p>
          </table:table-cell>
          <table:table-cell office:value-type="string" calcext:value-type="string">
            <text:p>[-12.814791991696595, -1.3363468871637085, -3.090689780115219, -6.14779886553487]</text:p>
          </table:table-cell>
          <table:table-cell office:value-type="string" calcext:value-type="string">
            <text:p>[-28.059140698245443, -2.2708925337022956, -3.2637983054199404, -4.8358784819872325]</text:p>
          </table:table-cell>
          <table:table-cell office:value-type="string" calcext:value-type="string">
            <text:p>[-4.698161300147952, -2.366502367469381, -3.4797263880750995, -5.115018875296395]</text:p>
          </table:table-cell>
          <table:table-cell office:value-type="string" calcext:value-type="string">
            <text:p>[-3.854780746837605, -1.826658924715141, -3.222106719288975, -5.806627114032281]</text:p>
          </table:table-cell>
          <table:table-cell office:value-type="string" calcext:value-type="string">
            <text:p>[-3.5060292276363647, -1.4565623230014646, -2.673181835286531, -4.978477885259136]</text:p>
          </table:table-cell>
          <table:table-cell office:value-type="string" calcext:value-type="string">
            <text:p>[-5.635353705102064, -2.361843980670053, -4.188183733752715, -7.640873697699635]</text:p>
          </table:table-cell>
          <table:table-cell office:value-type="string" calcext:value-type="string">
            <text:p>[-2.9243782423935327, -1.77646444459727, -4.155039564698804, -7.78173250904064]</text:p>
          </table:table-cell>
          <table:table-cell office:value-type="string" calcext:value-type="string">
            <text:p>[-6.855622310506737, -2.0069001910706596, -2.920969658621675, -3.559452694447618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-0.7715243279493578, -0.7316356583795924, -0.9399696273874492, -1.9211191471636635]</text:p>
          </table:table-cell>
          <table:table-cell office:value-type="string" calcext:value-type="string">
            <text:p>[-6.277753875260039, -1.6461493068665956, -3.103173388835767, -4.547466655477739]</text:p>
          </table:table-cell>
          <table:table-cell office:value-type="string" calcext:value-type="string">
            <text:p>[-17.11381756171553, -2.9878626470458913, -4.517435335977926, -7.822378682447839]</text:p>
          </table:table-cell>
          <table:table-cell office:value-type="string" calcext:value-type="string">
            <text:p>[-5.679939860953165, -1.2346658392744736, -2.97065304677242, -6.530322111187292]</text:p>
          </table:table-cell>
          <table:table-cell office:value-type="string" calcext:value-type="string">
            <text:p>[-35.75135713528985, -2.175238913952038, -2.998298086181883, -4.9729746311418355]</text:p>
          </table:table-cell>
          <table:table-cell office:value-type="string" calcext:value-type="string">
            <text:p>[-36.41838055364557, -5.6645469716452235, -11.30340764355713, -18.608399411739683]</text:p>
          </table:table-cell>
          <table:table-cell office:value-type="string" calcext:value-type="string">
            <text:p>[-15.815595116014357, -3.348914443250961, -6.576461384146182, -11.711849564319499]</text:p>
          </table:table-cell>
          <table:table-cell office:value-type="string" calcext:value-type="string">
            <text:p>[-8.075173820850212, -2.7446908552478444, -3.1352566243317614, -5.054621196201503]</text:p>
          </table:table-cell>
          <table:table-cell office:value-type="string" calcext:value-type="string">
            <text:p>[-15.913891424875693, -1.5674614107344054, -2.075105717061887, -3.847127742663403]</text:p>
          </table:table-cell>
          <table:table-cell office:value-type="string" calcext:value-type="string">
            <text:p>[-2.58831845793952, -2.2490347414050094, -1.940916358744471, -1.4338810756789666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-43.71564841562685, -3.2107563119978977, -3.9056831006550885, -5.8178473980100565]</text:p>
          </table:table-cell>
          <table:table-cell office:value-type="string" calcext:value-type="string">
            <text:p>[-27.51966968238273, -4.579561610804084, -6.735254667396551, -9.513209724874972]</text:p>
          </table:table-cell>
          <table:table-cell office:value-type="string" calcext:value-type="string">
            <text:p>[-8.117444257168582, -4.82955821501081, -9.134203362549421, -16.07130213497545]</text:p>
          </table:table-cell>
          <table:table-cell office:value-type="string" calcext:value-type="string">
            <text:p>[-18.75232428697251, -3.9720254643509367, -6.570651264691474, -11.05503632075784]</text:p>
          </table:table-cell>
          <table:table-cell office:value-type="string" calcext:value-type="string">
            <text:p>[-44.25005132447164, -2.950101169025565, -3.5665283744164, -5.350892431582577]</text:p>
          </table:table-cell>
          <table:table-cell office:value-type="string" calcext:value-type="string">
            <text:p>[-16.164468621613025, -2.1289623790049728, -3.6390023876081923, -7.185851425661127]</text:p>
          </table:table-cell>
          <table:table-cell office:value-type="string" calcext:value-type="string">
            <text:p>[-15.929632570701013, -2.1317998946515537, -3.4612526173473324, -7.866733911066071]</text:p>
          </table:table-cell>
          <table:table-cell office:value-type="string" calcext:value-type="string">
            <text:p>[-35.565216819109665, -1.9426896385664083, -1.9724469199177586, -2.243842046492217]</text:p>
          </table:table-cell>
          <table:table-cell office:value-type="string" calcext:value-type="string">
            <text:p>[-16.404884641904726, -4.758855088752156, -8.994850048931013, -14.999618597871113]</text:p>
          </table:table-cell>
          <table:table-cell office:value-type="string" calcext:value-type="string">
            <text:p>[-51.39125635100466, -3.464458148389804, -3.5701263127893013, -5.227558059332926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-0.8836063043746067, -1.6068751653946833, -2.206826180229826, -4.444523109943055]</text:p>
          </table:table-cell>
          <table:table-cell office:value-type="string" calcext:value-type="string">
            <text:p>[-27.473352075311407, -3.02874991142843, -4.784029503003451, -8.086061717815518]</text:p>
          </table:table-cell>
          <table:table-cell office:value-type="string" calcext:value-type="string">
            <text:p>[-14.53510664889237, -2.832322512059582, -5.138036699861326, -9.66769154137468]</text:p>
          </table:table-cell>
          <table:table-cell office:value-type="string" calcext:value-type="string">
            <text:p>[-26.039971741615187, -2.778326349459581, -4.085055293031914, -7.07601937936444]</text:p>
          </table:table-cell>
          <table:table-cell office:value-type="string" calcext:value-type="string">
            <text:p>[-19.078501833742358, -3.679331889286508, -4.880528304616827, -7.504374857434648]</text:p>
          </table:table-cell>
          <table:table-cell office:value-type="string" calcext:value-type="string">
            <text:p>[-1.9078743810861498, -2.0937692381262307, -2.091271304170217, -3.4134781939062497]</text:p>
          </table:table-cell>
          <table:table-cell office:value-type="string" calcext:value-type="string">
            <text:p>[-5.324678522306692, -1.6616679952153657, -2.944614611027574, -6.289642435164966]</text:p>
          </table:table-cell>
          <table:table-cell office:value-type="string" calcext:value-type="string">
            <text:p>[-31.6364623160037, -2.5460977195481016, -4.257216233318628, -8.35345541219532]</text:p>
          </table:table-cell>
          <table:table-cell office:value-type="string" calcext:value-type="string">
            <text:p>[-8.671006767415502, -1.6671903317361902, -2.5488864367449793, -5.806126163308489]</text:p>
          </table:table-cell>
          <table:table-cell office:value-type="string" calcext:value-type="string">
            <text:p>[-17.177568156677523, -2.6276530799490994, -4.920651561938438, -9.835402194100396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-43.91950594406233, -3.215759632734505, -3.1478455177329945, -5.906388145183494]</text:p>
          </table:table-cell>
          <table:table-cell office:value-type="string" calcext:value-type="string">
            <text:p>[-30.641244209622577, -2.5590680105971986, -4.487709024448239, -8.27824987025938]</text:p>
          </table:table-cell>
          <table:table-cell office:value-type="string" calcext:value-type="string">
            <text:p>[-16.2067903084683, -2.0789480735784904, -2.2392843735348444, -4.742724186048086]</text:p>
          </table:table-cell>
          <table:table-cell office:value-type="string" calcext:value-type="string">
            <text:p>[-48.38484343700895, -2.9101336596772276, -3.7175710679168805, -5.724207044922647]</text:p>
          </table:table-cell>
          <table:table-cell office:value-type="string" calcext:value-type="string">
            <text:p>[-15.465634942030926, -1.8402331956823392, -2.8188180671819607, -5.504530169393451]</text:p>
          </table:table-cell>
          <table:table-cell office:value-type="string" calcext:value-type="string">
            <text:p>[-3.091846397391884, -2.6079178756059473, -5.2036686955149625, -11.440130498631529]</text:p>
          </table:table-cell>
          <table:table-cell office:value-type="string" calcext:value-type="string">
            <text:p>[-8.645541450136275, -1.9784676227096343, -4.354487582739619, -9.452416795707585]</text:p>
          </table:table-cell>
          <table:table-cell office:value-type="string" calcext:value-type="string">
            <text:p>[-21.224739748510846, -2.7233813106369187, -4.601668443603124, -8.969184368198668]</text:p>
          </table:table-cell>
          <table:table-cell office:value-type="string" calcext:value-type="string">
            <text:p>[-36.16873465423194, -3.2361955904424144, -5.58407142442201, -12.442723391436616]</text:p>
          </table:table-cell>
          <table:table-cell office:value-type="string" calcext:value-type="string">
            <text:p>[-28.06636715838198, -3.781559179874394, -5.29170704892461, -7.525348314586178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-7.658717379617941, -2.279019250749581, -5.011436384275192, -9.064724293651283]</text:p>
          </table:table-cell>
          <table:table-cell office:value-type="string" calcext:value-type="string">
            <text:p>[-51.545990328324876, -2.862375146260132, -3.215437625417805, -5.893276617081433]</text:p>
          </table:table-cell>
          <table:table-cell office:value-type="string" calcext:value-type="string">
            <text:p>[-15.910349150663983, -2.0801080476942735, -1.9691396409270867, -2.5174809848101942]</text:p>
          </table:table-cell>
          <table:table-cell office:value-type="string" calcext:value-type="string">
            <text:p>[-17.078150795548396, -3.032970338745211, -5.973651031050076, -10.780001370539406]</text:p>
          </table:table-cell>
          <table:table-cell office:value-type="string" calcext:value-type="string">
            <text:p>[-19.566293035541694, -3.9760053807141427, -4.952691352823746, -8.499781454982024]</text:p>
          </table:table-cell>
          <table:table-cell office:value-type="string" calcext:value-type="string">
            <text:p>[-37.39785411106862, -5.521541266829533, -8.700876155174718, -12.941502456579457]</text:p>
          </table:table-cell>
          <table:table-cell office:value-type="string" calcext:value-type="string">
            <text:p>[-19.078319860620297, -2.9418519116747532, -3.552347019028912, -6.842073050988118]</text:p>
          </table:table-cell>
          <table:table-cell office:value-type="string" calcext:value-type="string">
            <text:p>[-5.243893266576283, -2.0322592157738573, -3.596216561039345, -6.873540820115909]</text:p>
          </table:table-cell>
          <table:table-cell office:value-type="string" calcext:value-type="string">
            <text:p>[-31.129245702344875, -4.903224665867767, -8.52047388111421, -14.788018780771118]</text:p>
          </table:table-cell>
          <table:table-cell office:value-type="string" calcext:value-type="string">
            <text:p>[-39.69841289323062, -7.78607658141266, -11.04292519926313, -13.794677825614944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-18.28684871531081, -6.9621574217903825, -10.538208045637742, -14.544934667157605]</text:p>
          </table:table-cell>
          <table:table-cell office:value-type="string" calcext:value-type="string">
            <text:p>[-17.02819527296311, -2.6543315446785565, -4.500789832475416, -8.110096785147691]</text:p>
          </table:table-cell>
          <table:table-cell office:value-type="string" calcext:value-type="string">
            <text:p>[-31.694025853774942, -3.6370730013752794, -6.5423083054499065, -10.908985079000978]</text:p>
          </table:table-cell>
          <table:table-cell office:value-type="string" calcext:value-type="string">
            <text:p>[-17.81608211996255, -6.396319300598252, -10.775408983849545, -16.906315300635598]</text:p>
          </table:table-cell>
          <table:table-cell office:value-type="string" calcext:value-type="string">
            <text:p>[-44.72954065442609, -2.828354547865697, -2.8777432235268074, -4.4862553173459]</text:p>
          </table:table-cell>
          <table:table-cell office:value-type="string" calcext:value-type="string">
            <text:p>[-44.477720989810486, -3.0337487321003165, -3.293908123732381, -3.9109318913393087]</text:p>
          </table:table-cell>
          <table:table-cell office:value-type="string" calcext:value-type="string">
            <text:p>[-50.60686036303503, -3.169919785372133, -3.307922481298564, -5.573515737400547]</text:p>
          </table:table-cell>
          <table:table-cell office:value-type="string" calcext:value-type="string">
            <text:p>[-61.58224451251155, -3.2940874433540213, -3.2154176101603316, -5.179690234281109]</text:p>
          </table:table-cell>
          <table:table-cell office:value-type="string" calcext:value-type="string">
            <text:p>[-15.960928594969914, -4.696024727267778, -7.836189808251026, -13.859853186583138]</text:p>
          </table:table-cell>
          <table:table-cell office:value-type="string" calcext:value-type="string">
            <text:p>[-16.914018394530306, -3.0988182215316407, -4.600059149125046, -7.93537955297916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-51.80558825925361, -3.3988069101609675, -2.8141164017984055, -4.671211090541005]</text:p>
          </table:table-cell>
          <table:table-cell office:value-type="string" calcext:value-type="string">
            <text:p>[-44.8384355161211, -4.077598309914565, -6.791098894465919, -12.785803622347114]</text:p>
          </table:table-cell>
          <table:table-cell office:value-type="string" calcext:value-type="string">
            <text:p>[-45.470314952470204, -3.961544809880202, -5.472228887795816, -8.923780095130173]</text:p>
          </table:table-cell>
          <table:table-cell office:value-type="string" calcext:value-type="string">
            <text:p>[-51.43537948316648, -3.1287418203633344, -2.9005423770205097, -5.699832159409879]</text:p>
          </table:table-cell>
          <table:table-cell office:value-type="string" calcext:value-type="string">
            <text:p>[-55.63824952789833, -7.780915044232528, -10.562515068106482, -12.916810240467491]</text:p>
          </table:table-cell>
          <table:table-cell office:value-type="string" calcext:value-type="string">
            <text:p>[-75.99876794154181, -3.23903202788689, -3.158067206704507, -4.946265965363095]</text:p>
          </table:table-cell>
          <table:table-cell office:value-type="string" calcext:value-type="string">
            <text:p>[-43.59114653766425, -3.1959400025349582, -4.448674994080304, -7.999708540685124]</text:p>
          </table:table-cell>
          <table:table-cell office:value-type="string" calcext:value-type="string">
            <text:p>[-13.961920565062114, -5.263715012143844, -9.82231792871362, -14.775299780863449]</text:p>
          </table:table-cell>
          <table:table-cell office:value-type="string" calcext:value-type="string">
            <text:p>[-51.45216461141979, -3.3974392619960714, -3.187759381367461, -5.616257242235445]</text:p>
          </table:table-cell>
          <table:table-cell office:value-type="string" calcext:value-type="string">
            <text:p>[-46.68197597733994, -2.9094972577301315, -3.332055422839142, -5.8160747599150575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-68.59637965630094, -3.45878085388005, -3.78783821422779, -6.357538638588944]</text:p>
          </table:table-cell>
          <table:table-cell office:value-type="string" calcext:value-type="string">
            <text:p>[-16.702903315016115, -4.973620722817174, -8.483416797088728, -12.76987836979071]</text:p>
          </table:table-cell>
          <table:table-cell office:value-type="string" calcext:value-type="string">
            <text:p>[-65.40741679317033, -3.5356800440445646, -2.761801592358415, -4.663537596492762]</text:p>
          </table:table-cell>
          <table:table-cell office:value-type="string" calcext:value-type="string">
            <text:p>[-30.399628811918134, -3.051390128961029, -3.871207532884413, -6.191876065554491]</text:p>
          </table:table-cell>
          <table:table-cell office:value-type="string" calcext:value-type="string">
            <text:p>[-32.98258604821087, -2.155076857389715, -3.1957724999045922, -5.497878821688307]</text:p>
          </table:table-cell>
          <table:table-cell office:value-type="string" calcext:value-type="string">
            <text:p>[-55.03874836335094, -3.954575717614106, -4.638136703303775, -7.887544694784432]</text:p>
          </table:table-cell>
          <table:table-cell office:value-type="string" calcext:value-type="string">
            <text:p>[-67.88000919668542, -3.035951602437681, -5.232267939108204, -9.909274833812853]</text:p>
          </table:table-cell>
          <table:table-cell office:value-type="string" calcext:value-type="string">
            <text:p>[-84.46157409008993, -4.387367234298489, -4.204624959197001, -6.889724479132009]</text:p>
          </table:table-cell>
          <table:table-cell office:value-type="string" calcext:value-type="string">
            <text:p>[-14.493750764801284, -3.0256667572610807, -3.663894277177171, -5.263529442388504]</text:p>
          </table:table-cell>
          <table:table-cell office:value-type="string" calcext:value-type="string">
            <text:p>[-52.01775931916441, -3.1846094353995547, -3.385439426053516, -5.873051845028221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-75.62626436210995, -3.560589840486039, -3.2707774989431115, -5.004067034598281]</text:p>
          </table:table-cell>
          <table:table-cell office:value-type="string" calcext:value-type="string">
            <text:p>[-53.04048640331669, -3.5016955594166177, -3.137268250886849, -5.12564111924394]</text:p>
          </table:table-cell>
          <table:table-cell office:value-type="string" calcext:value-type="string">
            <text:p>[-17.565308939548864, -3.523364682776098, -3.542124443206518, -5.116466117475316]</text:p>
          </table:table-cell>
          <table:table-cell office:value-type="string" calcext:value-type="string">
            <text:p>[-43.2239687347119, -3.8730051899251716, -3.3568417376226733, -5.170595448458348]</text:p>
          </table:table-cell>
          <table:table-cell office:value-type="string" calcext:value-type="string">
            <text:p>[-17.565308939548864, -3.523364682776098, -3.542124443206518, -5.116466117475316]</text:p>
          </table:table-cell>
          <table:table-cell office:value-type="string" calcext:value-type="string">
            <text:p>[-45.01955891009697, -3.224291372359467, -3.0988199214619927, -4.904558731107089]</text:p>
          </table:table-cell>
          <table:table-cell office:value-type="string" calcext:value-type="string">
            <text:p>[-75.62626436210995, -3.560589840486039, -3.2707774989431115, -5.004067034598281]</text:p>
          </table:table-cell>
          <table:table-cell office:value-type="string" calcext:value-type="string">
            <text:p>[-93.68829887667435, -4.056303418835694, -3.656481847137094, -5.5412346518658895]</text:p>
          </table:table-cell>
          <table:table-cell office:value-type="string" calcext:value-type="string">
            <text:p>[-86.01807946157798, -4.164147306051147, -2.822772743249846, -4.780904018340815]</text:p>
          </table:table-cell>
          <table:table-cell office:value-type="string" calcext:value-type="string">
            <text:p>[-45.01955891009697, -3.224291372359467, -3.0988199214619927, -4.904558731107089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mse_per_horizon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0.313370770447866, 0.48193184747816564, 0.5407802946367982, 0.5959850830251544]</text:p>
          </table:table-cell>
          <table:table-cell table:number-columns-repeated="2" office:value-type="string" calcext:value-type="string">
            <text:p>[0.27789035740554435, 0.48383198753100876, 0.5533367135706458, 0.6216484493830159]</text:p>
          </table:table-cell>
          <table:table-cell office:value-type="string" calcext:value-type="string">
            <text:p>[0.2707427534440883, 0.47903880743079374, 0.5396092168077181, 0.5976154757522754]</text:p>
          </table:table-cell>
          <table:table-cell office:value-type="string" calcext:value-type="string">
            <text:p>[0.270839738314892, 0.47909493957401295, 0.5388952780765267, 0.5953577307781632]</text:p>
          </table:table-cell>
          <table:table-cell table:number-columns-repeated="2" office:value-type="string" calcext:value-type="string">
            <text:p>[0.27150316159467736, 0.48223126211393885, 0.5463618534887154, 0.6095802750113635]</text:p>
          </table:table-cell>
          <table:table-cell office:value-type="string" calcext:value-type="string">
            <text:p>[0.270469072840379, 0.4833006834854104, 0.5498524903828484, 0.6137183448738447]</text:p>
          </table:table-cell>
          <table:table-cell office:value-type="string" calcext:value-type="string">
            <text:p>[0.27215321558478883, 0.4795196880125599, 0.5394292408349087, 0.5967384001790939]</text:p>
          </table:table-cell>
          <table:table-cell office:value-type="string" calcext:value-type="string">
            <text:p>[0.270839738314892, 0.47909493957401295, 0.5388952780765267, 0.5953577307781632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0.27862306159762595, 0.48356089100138133, 0.5507363511279354, 0.6180410717075763]</text:p>
          </table:table-cell>
          <table:table-cell office:value-type="string" calcext:value-type="string">
            <text:p>[0.30534280787877194, 0.4855122010785231, 0.5530104278119599, 0.6183291803761363]</text:p>
          </table:table-cell>
          <table:table-cell office:value-type="string" calcext:value-type="string">
            <text:p>[0.2710763743754385, 0.4818310786546553, 0.546308112605345, 0.6171706474275279]</text:p>
          </table:table-cell>
          <table:table-cell office:value-type="string" calcext:value-type="string">
            <text:p>[0.3059734386939283, 0.48718941150782197, 0.5552962239687875, 0.6204337067480642]</text:p>
          </table:table-cell>
          <table:table-cell office:value-type="string" calcext:value-type="string">
            <text:p>[0.27182880906691287, 0.48015487101068477, 0.538615201159647, 0.5974328272989201]</text:p>
          </table:table-cell>
          <table:table-cell office:value-type="string" calcext:value-type="string">
            <text:p>[0.30559922224576963, 0.4850637111628722, 0.5513422824894864, 0.6146254398732034]</text:p>
          </table:table-cell>
          <table:table-cell office:value-type="string" calcext:value-type="string">
            <text:p>[0.32728066938992173, 0.48320451516776447, 0.541748059885079, 0.5979389447274988]</text:p>
          </table:table-cell>
          <table:table-cell office:value-type="string" calcext:value-type="string">
            <text:p>[0.2715301180987568, 0.4801535959291435, 0.5412366998347597, 0.6047244799980903]</text:p>
          </table:table-cell>
          <table:table-cell office:value-type="string" calcext:value-type="string">
            <text:p>[0.2722407768228427, 0.4798369261299578, 0.5399174110205391, 0.5979465277619223]</text:p>
          </table:table-cell>
          <table:table-cell office:value-type="string" calcext:value-type="string">
            <text:p>[0.313370770447866, 0.48193184747816564, 0.5407802946367982, 0.5959850830251544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0.27597170140061295, 0.49014436190141514, 0.562504875363546, 0.6395876258918342]</text:p>
          </table:table-cell>
          <table:table-cell office:value-type="string" calcext:value-type="string">
            <text:p>[0.2754702037629578, 0.48135160049774395, 0.5402510306841017, 0.5997674474499294]</text:p>
          </table:table-cell>
          <table:table-cell office:value-type="string" calcext:value-type="string">
            <text:p>[0.27411532201056715, 0.481024669167616, 0.5409352217158875, 0.6019477461918845]</text:p>
          </table:table-cell>
          <table:table-cell office:value-type="string" calcext:value-type="string">
            <text:p>[0.3200309993546207, 0.48901060298023485, 0.5518794723275177, 0.6158040126515261]</text:p>
          </table:table-cell>
          <table:table-cell office:value-type="string" calcext:value-type="string">
            <text:p>[0.2763914621502034, 0.4854928523289398, 0.5547458427199852, 0.6255982787203294]</text:p>
          </table:table-cell>
          <table:table-cell office:value-type="string" calcext:value-type="string">
            <text:p>[0.2724998551432174, 0.4805652725704269, 0.5418383243944958, 0.6024764116324124]</text:p>
          </table:table-cell>
          <table:table-cell office:value-type="string" calcext:value-type="string">
            <text:p>[0.276250777525333, 0.48318364260311814, 0.5446261728509048, 0.6036423316722466]</text:p>
          </table:table-cell>
          <table:table-cell office:value-type="string" calcext:value-type="string">
            <text:p>[0.27529706450605523, 0.4814500493491963, 0.5404827014975437, 0.6035395383228741]</text:p>
          </table:table-cell>
          <table:table-cell office:value-type="string" calcext:value-type="string">
            <text:p>[0.3098510385940542, 0.48748417045120435, 0.5527244549461233, 0.6153012551148593]</text:p>
          </table:table-cell>
          <table:table-cell office:value-type="string" calcext:value-type="string">
            <text:p>[0.3145210032563454, 0.49010858580457334, 0.5622244763405696, 0.6385896723339708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0.2787280413912867, 0.4856878391548662, 0.5517047567602963, 0.6208661728166107]</text:p>
          </table:table-cell>
          <table:table-cell office:value-type="string" calcext:value-type="string">
            <text:p>[0.314855361758527, 0.4853006995245782, 0.5473057845342678, 0.6084769764122324]</text:p>
          </table:table-cell>
          <table:table-cell office:value-type="string" calcext:value-type="string">
            <text:p>[0.2714225816508137, 0.47987771013719477, 0.5392032928077503, 0.5945014056925522]</text:p>
          </table:table-cell>
          <table:table-cell office:value-type="string" calcext:value-type="string">
            <text:p>[0.27075038350632075, 0.47987158929112667, 0.5400942017667242, 0.5969164650841282]</text:p>
          </table:table-cell>
          <table:table-cell office:value-type="string" calcext:value-type="string">
            <text:p>[0.2717052620922056, 0.4885501493722929, 0.5623612084791645, 0.6400837466979444]</text:p>
          </table:table-cell>
          <table:table-cell office:value-type="string" calcext:value-type="string">
            <text:p>[0.3200022975319314, 0.48224728194036043, 0.5386135054033312, 0.5936434544030165]</text:p>
          </table:table-cell>
          <table:table-cell office:value-type="string" calcext:value-type="string">
            <text:p>[0.2781436495252771, 0.4873555106232192, 0.565888018037763, 0.6595841967123603]</text:p>
          </table:table-cell>
          <table:table-cell office:value-type="string" calcext:value-type="string">
            <text:p>[0.32914300379140654, 0.4899738801745217, 0.5529087085270034, 0.6181136567665122]</text:p>
          </table:table-cell>
          <table:table-cell office:value-type="string" calcext:value-type="string">
            <text:p>[0.33186144254378924, 0.4834134509714758, 0.5472594364239223, 0.6139732948313449]</text:p>
          </table:table-cell>
          <table:table-cell office:value-type="string" calcext:value-type="string">
            <text:p>[0.27652607901807563, 0.48360524364833934, 0.5484279972937762, 0.6264454524710976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0.27653853207345797, 0.4864393200808206, 0.5497317433817935, 0.6154921941982728]</text:p>
          </table:table-cell>
          <table:table-cell office:value-type="string" calcext:value-type="string">
            <text:p>[0.31693222204614785, 0.48794030092167684, 0.5540454818545418, 0.6232353370851393]</text:p>
          </table:table-cell>
          <table:table-cell office:value-type="string" calcext:value-type="string">
            <text:p>[0.3240357417445181, 0.4897514896147654, 0.5528059937069554, 0.6182744753444172]</text:p>
          </table:table-cell>
          <table:table-cell office:value-type="string" calcext:value-type="string">
            <text:p>[0.3187006770909926, 0.48521954580665994, 0.551994258535954, 0.6284885213690786]</text:p>
          </table:table-cell>
          <table:table-cell office:value-type="string" calcext:value-type="string">
            <text:p>[0.270626082625353, 0.4846297232854565, 0.5485984739937164, 0.6115441514053203]</text:p>
          </table:table-cell>
          <table:table-cell office:value-type="string" calcext:value-type="string">
            <text:p>[0.3222333597998238, 0.4860237427318846, 0.5433684935712996, 0.6016893575495408]</text:p>
          </table:table-cell>
          <table:table-cell office:value-type="string" calcext:value-type="string">
            <text:p>[0.2718496408843445, 0.49029776480392645, 0.562702265214854, 0.6476818133600623]</text:p>
          </table:table-cell>
          <table:table-cell office:value-type="string" calcext:value-type="string">
            <text:p>[0.27773983576134237, 0.4817146522137267, 0.5427793443001154, 0.6044171803151067]</text:p>
          </table:table-cell>
          <table:table-cell office:value-type="string" calcext:value-type="string">
            <text:p>[0.31466399746255863, 0.4880571847684879, 0.5597628170128726, 0.6364073301508059]</text:p>
          </table:table-cell>
          <table:table-cell office:value-type="string" calcext:value-type="string">
            <text:p>[0.3150631097308821, 0.49018203928696263, 0.5562439449462381, 0.6204810734741026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0.3055195938622043, 0.49106912511437306, 0.5638799492956433, 0.6388266339643319]</text:p>
          </table:table-cell>
          <table:table-cell office:value-type="string" calcext:value-type="string">
            <text:p>[0.280749827467213, 0.4898192835022197, 0.5613507508157125, 0.6427315821727021]</text:p>
          </table:table-cell>
          <table:table-cell office:value-type="string" calcext:value-type="string">
            <text:p>[0.328510833042405, 0.49433026549837694, 0.5676297563813952, 0.6509614388520911]</text:p>
          </table:table-cell>
          <table:table-cell office:value-type="string" calcext:value-type="string">
            <text:p>[0.27496829172276904, 0.49488471966799263, 0.5775553542151807, 0.6661549500179036]</text:p>
          </table:table-cell>
          <table:table-cell office:value-type="string" calcext:value-type="string">
            <text:p>[0.2739224392124583, 0.4824171015073495, 0.5454862782191292, 0.6106940263884976]</text:p>
          </table:table-cell>
          <table:table-cell office:value-type="string" calcext:value-type="string">
            <text:p>[0.2759229911473856, 0.48386629654284263, 0.5443762289295817, 0.6085373677070047]</text:p>
          </table:table-cell>
          <table:table-cell office:value-type="string" calcext:value-type="string">
            <text:p>[0.27699171922652893, 0.497208568722208, 0.5836927689008564, 0.6886873632129706]</text:p>
          </table:table-cell>
          <table:table-cell office:value-type="string" calcext:value-type="string">
            <text:p>[0.27672740642996063, 0.4845973693292173, 0.5468985291576461, 0.6090047904098554]</text:p>
          </table:table-cell>
          <table:table-cell office:value-type="string" calcext:value-type="string">
            <text:p>[0.3665250385975743, 0.48928880773693334, 0.5529065467676926, 0.6312041591416649]</text:p>
          </table:table-cell>
          <table:table-cell office:value-type="string" calcext:value-type="string">
            <text:p>[0.32925150541868903, 0.49026165975138297, 0.5585478086636874, 0.6309807057172494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0.3179054125197724, 0.48552011501752196, 0.549924329835335, 0.6188126120261451]</text:p>
          </table:table-cell>
          <table:table-cell office:value-type="string" calcext:value-type="string">
            <text:p>[0.3453835419236591, 0.49049878331235797, 0.5530759429531141, 0.61645888500462]</text:p>
          </table:table-cell>
          <table:table-cell office:value-type="string" calcext:value-type="string">
            <text:p>[0.33032374878654136, 0.48690873977645316, 0.5566771487826672, 0.633182856436748]</text:p>
          </table:table-cell>
          <table:table-cell office:value-type="string" calcext:value-type="string">
            <text:p>[0.35902871149501836, 0.4903454705743121, 0.5570212333342812, 0.624988120660475]</text:p>
          </table:table-cell>
          <table:table-cell office:value-type="string" calcext:value-type="string">
            <text:p>[0.33630241649260856, 0.49102742256481974, 0.5582103240338461, 0.6270222144707445]</text:p>
          </table:table-cell>
          <table:table-cell office:value-type="string" calcext:value-type="string">
            <text:p>[0.2760550131069971, 0.48938298217358445, 0.5553083664772653, 0.6316629503941601]</text:p>
          </table:table-cell>
          <table:table-cell office:value-type="string" calcext:value-type="string">
            <text:p>[0.28040806973254084, 0.486054000082498, 0.5540983410952869, 0.6253802610744652]</text:p>
          </table:table-cell>
          <table:table-cell office:value-type="string" calcext:value-type="string">
            <text:p>[0.3158771989860631, 0.49268627885187005, 0.5621716745261708, 0.6414630231814834]</text:p>
          </table:table-cell>
          <table:table-cell office:value-type="string" calcext:value-type="string">
            <text:p>[0.2783232459083999, 0.48844946393879946, 0.5614021560457192, 0.6434778654850498]</text:p>
          </table:table-cell>
          <table:table-cell office:value-type="string" calcext:value-type="string">
            <text:p>[0.3120257284201319, 0.489446408165361, 0.5544051770326881, 0.6177109293632385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0.2737772384911929, 0.48265855093676746, 0.5445199707521814, 0.6080288840056581]</text:p>
          </table:table-cell>
          <table:table-cell office:value-type="string" calcext:value-type="string">
            <text:p>[0.30757871348229615, 0.48865300995409766, 0.5567675345067287, 0.6236367054016678]</text:p>
          </table:table-cell>
          <table:table-cell office:value-type="string" calcext:value-type="string">
            <text:p>[0.329754682368857, 0.49477083258583454, 0.5617432157059428, 0.6435770369750841]</text:p>
          </table:table-cell>
          <table:table-cell office:value-type="string" calcext:value-type="string">
            <text:p>[0.3169111667240153, 0.4850090286580571, 0.5556850999280358, 0.6359727642919851]</text:p>
          </table:table-cell>
          <table:table-cell office:value-type="string" calcext:value-type="string">
            <text:p>[0.37178883209650887, 0.4907635265246647, 0.5552893296911239, 0.6256052212113209]</text:p>
          </table:table-cell>
          <table:table-cell office:value-type="string" calcext:value-type="string">
            <text:p>[0.37496957041155093, 0.5081533586726638, 0.5997665158255515, 0.7082346545620799]</text:p>
          </table:table-cell>
          <table:table-cell office:value-type="string" calcext:value-type="string">
            <text:p>[0.3256037877094984, 0.49580882597757797, 0.5735359221906647, 0.6662545074286482]</text:p>
          </table:table-cell>
          <table:table-cell office:value-type="string" calcext:value-type="string">
            <text:p>[0.2831709573915229, 0.49214225231868947, 0.5561427290990469, 0.6263013118958931]</text:p>
          </table:table-cell>
          <table:table-cell office:value-type="string" calcext:value-type="string">
            <text:p>[0.3262690732647813, 0.48758529203172246, 0.5487296369441443, 0.6195885302143287]</text:p>
          </table:table-cell>
          <table:table-cell office:value-type="string" calcext:value-type="string">
            <text:p>[0.3329727121899483, 0.4907048925528678, 0.5491249339720718, 0.6058346669381613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0.43428045237076784, 0.49528404971000256, 0.5604678369675484, 0.6316122637960229]</text:p>
          </table:table-cell>
          <table:table-cell office:value-type="string" calcext:value-type="string">
            <text:p>[0.3464429482150573, 0.5029560354250824, 0.5763380591153257, 0.6537680619116844]</text:p>
          </table:table-cell>
          <table:table-cell office:value-type="string" calcext:value-type="string">
            <text:p>[0.3240221492420227, 0.5035099496744877, 0.5894870639903748, 0.6910682082995924]</text:p>
          </table:table-cell>
          <table:table-cell office:value-type="string" calcext:value-type="string">
            <text:p>[0.32682950494004753, 0.49805966986253236, 0.5723938095412474, 0.6612698563087]</text:p>
          </table:table-cell>
          <table:table-cell office:value-type="string" calcext:value-type="string">
            <text:p>[0.3960694038462815, 0.4932008531756676, 0.5600372740162746, 0.6283477520781824]</text:p>
          </table:table-cell>
          <table:table-cell office:value-type="string" calcext:value-type="string">
            <text:p>[0.32876364262408686, 0.4892425475250083, 0.5588377019986605, 0.6397847127687172]</text:p>
          </table:table-cell>
          <table:table-cell office:value-type="string" calcext:value-type="string">
            <text:p>[0.3313839597602607, 0.4898465389682824, 0.5594470634104558, 0.6440580143960483]</text:p>
          </table:table-cell>
          <table:table-cell office:value-type="string" calcext:value-type="string">
            <text:p>[0.37373336507675825, 0.48958019400129743, 0.5501598381048682, 0.6094118406353143]</text:p>
          </table:table-cell>
          <table:table-cell office:value-type="string" calcext:value-type="string">
            <text:p>[0.3387302443403429, 0.5025401821569029, 0.5875145049937333, 0.6858526582483083]</text:p>
          </table:table-cell>
          <table:table-cell office:value-type="string" calcext:value-type="string">
            <text:p>[0.46445869912325305, 0.4969699233243306, 0.55724925709787, 0.6281028258752055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0.275628673423674, 0.4884000195846494, 0.5514410522161041, 0.6234790293107351]</text:p>
          </table:table-cell>
          <table:table-cell office:value-type="string" calcext:value-type="string">
            <text:p>[0.36988561174630213, 0.4932266430542887, 0.5642862160990748, 0.6444759551093221]</text:p>
          </table:table-cell>
          <table:table-cell office:value-type="string" calcext:value-type="string">
            <text:p>[0.33642277279044214, 0.49280329410477847, 0.5652737347429533, 0.6543676200571612]</text:p>
          </table:table-cell>
          <table:table-cell office:value-type="string" calcext:value-type="string">
            <text:p>[0.34473041556785644, 0.4940372008329723, 0.562474885548854, 0.6381510035326102]</text:p>
          </table:table-cell>
          <table:table-cell office:value-type="string" calcext:value-type="string">
            <text:p>[0.3379201835860622, 0.498512935974397, 0.5648858310351248, 0.6415466420726109]</text:p>
          </table:table-cell>
          <table:table-cell office:value-type="string" calcext:value-type="string">
            <text:p>[0.2793448120783651, 0.4904389841364254, 0.551134376568322, 0.6173213114290317]</text:p>
          </table:table-cell>
          <table:table-cell office:value-type="string" calcext:value-type="string">
            <text:p>[0.316030587955925, 0.4867187082268618, 0.5543464582729423, 0.635223465129367]</text:p>
          </table:table-cell>
          <table:table-cell office:value-type="string" calcext:value-type="string">
            <text:p>[0.36619573441073827, 0.49221073154097483, 0.5619202944262703, 0.646558683191896]</text:p>
          </table:table-cell>
          <table:table-cell office:value-type="string" calcext:value-type="string">
            <text:p>[0.28443404452294385, 0.4873174178016713, 0.5535086911571431, 0.6311653964731051]</text:p>
          </table:table-cell>
          <table:table-cell office:value-type="string" calcext:value-type="string">
            <text:p>[0.3357635205355774, 0.4928826609238193, 0.565826017911485, 0.6554945809650128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0.435081176854862, 0.49490140749157974, 0.5559448732747201, 0.6323350694698637]</text:p>
          </table:table-cell>
          <table:table-cell office:value-type="string" calcext:value-type="string">
            <text:p>[0.3709267359574998, 0.4928548053516668, 0.5627108247049948, 0.6459977576033396]</text:p>
          </table:table-cell>
          <table:table-cell office:value-type="string" calcext:value-type="string">
            <text:p>[0.32936567223205515, 0.49072720218881494, 0.5512704178217696, 0.6254049651426249]</text:p>
          </table:table-cell>
          <table:table-cell office:value-type="string" calcext:value-type="string">
            <text:p>[0.4497230722396872, 0.4933520178471851, 0.5585308908138898, 0.6310352300449226]</text:p>
          </table:table-cell>
          <table:table-cell office:value-type="string" calcext:value-type="string">
            <text:p>[0.3345998444345461, 0.488575233230491, 0.5540508694290985, 0.6291310557123299]</text:p>
          </table:table-cell>
          <table:table-cell office:value-type="string" calcext:value-type="string">
            <text:p>[0.28694149691206006, 0.4918130353988565, 0.5668736909264902, 0.6652910671671813]</text:p>
          </table:table-cell>
          <table:table-cell office:value-type="string" calcext:value-type="string">
            <text:p>[0.3239569943082302, 0.48845256002437226, 0.5626549584822901, 0.651776281022118]</text:p>
          </table:table-cell>
          <table:table-cell office:value-type="string" calcext:value-type="string">
            <text:p>[0.3390811882168987, 0.492982512003896, 0.5644107366471021, 0.6499470257977228]</text:p>
          </table:table-cell>
          <table:table-cell office:value-type="string" calcext:value-type="string">
            <text:p>[0.3659581551195472, 0.49599099256404183, 0.5711442168551716, 0.6699806315792443]</text:p>
          </table:table-cell>
          <table:table-cell office:value-type="string" calcext:value-type="string">
            <text:p>[0.35973038702037236, 0.4980373988707103, 0.5677913646803627, 0.6417119466002719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0.2818510908225197, 0.4906771604472077, 0.5655203022184245, 0.6500440286788918]</text:p>
          </table:table-cell>
          <table:table-cell office:value-type="string" calcext:value-type="string">
            <text:p>[0.4625564603087656, 0.4962002030887582, 0.5556425782625286, 0.6319472147625633]</text:p>
          </table:table-cell>
          <table:table-cell office:value-type="string" calcext:value-type="string">
            <text:p>[0.3390316434271284, 0.4908670219398496, 0.5503652712892019, 0.6115276259933685]</text:p>
          </table:table-cell>
          <table:table-cell office:value-type="string" calcext:value-type="string">
            <text:p>[0.3348061889899393, 0.49540915200400754, 0.5713454046948171, 0.6611523176564335]</text:p>
          </table:table-cell>
          <table:table-cell office:value-type="string" calcext:value-type="string">
            <text:p>[0.33843396551137706, 0.49949000517829173, 0.5660872830736116, 0.6472307484774381]</text:p>
          </table:table-cell>
          <table:table-cell office:value-type="string" calcext:value-type="string">
            <text:p>[0.3765183702736639, 0.5068142499021646, 0.5868475254989536, 0.6742758284216746]</text:p>
          </table:table-cell>
          <table:table-cell office:value-type="string" calcext:value-type="string">
            <text:p>[0.347695647838552, 0.49391090460004733, 0.5583722591448104, 0.637593967369322]</text:p>
          </table:table-cell>
          <table:table-cell office:value-type="string" calcext:value-type="string">
            <text:p>[0.2852484923171768, 0.49120868197977424, 0.5591124524505973, 0.6378386961367891]</text:p>
          </table:table-cell>
          <table:table-cell office:value-type="string" calcext:value-type="string">
            <text:p>[0.3642254467281614, 0.5035024781640474, 0.586716646070634, 0.6851954202106383]</text:p>
          </table:table-cell>
          <table:table-cell office:value-type="string" calcext:value-type="string">
            <text:p>[0.388738671881447, 0.5185617615332018, 0.5992606903060713, 0.6772851448346072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0.3367584833090867, 0.5145689433173652, 0.5975077632242133, 0.6809294769491382]</text:p>
          </table:table-cell>
          <table:table-cell office:value-type="string" calcext:value-type="string">
            <text:p>[0.3478773779287527, 0.49403850998347715, 0.5625244122739395, 0.6446687499823845]</text:p>
          </table:table-cell>
          <table:table-cell office:value-type="string" calcext:value-type="string">
            <text:p>[0.37173359100780373, 0.4971132930685101, 0.5736093305327932, 0.6611038461339535]</text:p>
          </table:table-cell>
          <table:table-cell office:value-type="string" calcext:value-type="string">
            <text:p>[0.3347095113175036, 0.5099055227503821, 0.5964188912610063, 0.6967312024866014]</text:p>
          </table:table-cell>
          <table:table-cell office:value-type="string" calcext:value-type="string">
            <text:p>[0.4022019981238402, 0.49339003632349143, 0.5561102951205279, 0.6237421653941734]</text:p>
          </table:table-cell>
          <table:table-cell office:value-type="string" calcext:value-type="string">
            <text:p>[0.427866222923031, 0.4936489239346554, 0.557602844011715, 0.6202301458485102]</text:p>
          </table:table-cell>
          <table:table-cell office:value-type="string" calcext:value-type="string">
            <text:p>[0.4630393122216973, 0.49478549376222586, 0.5576048947376656, 0.629838898878244]</text:p>
          </table:table-cell>
          <table:table-cell office:value-type="string" calcext:value-type="string">
            <text:p>[0.4801150951639242, 0.49628405819950994, 0.5560577750208653, 0.6279578292414786]</text:p>
          </table:table-cell>
          <table:table-cell office:value-type="string" calcext:value-type="string">
            <text:p>[0.3515775238367038, 0.502521799529749, 0.581781433178741, 0.6791390148813932]</text:p>
          </table:table-cell>
          <table:table-cell office:value-type="string" calcext:value-type="string">
            <text:p>[0.3487434331141004, 0.49560230421614293, 0.5630226462164268, 0.6443889363079701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0.467007225943476, 0.4957438588633544, 0.5527691921857448, 0.6249000053583104]</text:p>
          </table:table-cell>
          <table:table-cell office:value-type="string" calcext:value-type="string">
            <text:p>[0.41444172469351154, 0.5016394382020352, 0.5766997958753594, 0.6734291296236169]</text:p>
          </table:table-cell>
          <table:table-cell office:value-type="string" calcext:value-type="string">
            <text:p>[0.4295883991491856, 0.49805476898306195, 0.5674821367669667, 0.648331487201373]</text:p>
          </table:table-cell>
          <table:table-cell office:value-type="string" calcext:value-type="string">
            <text:p>[0.4655707344798867, 0.4944767246062195, 0.553942034647478, 0.6313692691719787]</text:p>
          </table:table-cell>
          <table:table-cell office:value-type="string" calcext:value-type="string">
            <text:p>[0.4826157630984668, 0.5186193558121368, 0.595791804321974, 0.6715669024628762]</text:p>
          </table:table-cell>
          <table:table-cell office:value-type="string" calcext:value-type="string">
            <text:p>[0.49373957707527416, 0.49480955502282464, 0.5565046482156819, 0.6263569682179941]</text:p>
          </table:table-cell>
          <table:table-cell office:value-type="string" calcext:value-type="string">
            <text:p>[0.4381676262367071, 0.49518372176680564, 0.5649059189711827, 0.646087389728517]</text:p>
          </table:table-cell>
          <table:table-cell office:value-type="string" calcext:value-type="string">
            <text:p>[0.3449749574512301, 0.5076751596441393, 0.5922540933615152, 0.6842857822487876]</text:p>
          </table:table-cell>
          <table:table-cell office:value-type="string" calcext:value-type="string">
            <text:p>[0.47019407280941183, 0.49563477693491825, 0.5553293275875303, 0.6306207155902207]</text:p>
          </table:table-cell>
          <table:table-cell office:value-type="string" calcext:value-type="string">
            <text:p>[0.4210237418990113, 0.4939599560391595, 0.5550786110009674, 0.6319031931116585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0.4825902459361544, 0.4955553481595725, 0.559447786220765, 0.634914007463989]</text:p>
          </table:table-cell>
          <table:table-cell office:value-type="string" calcext:value-type="string">
            <text:p>[0.3544466276791423, 0.5063642597189911, 0.5852277285270858, 0.6730871068324463]</text:p>
          </table:table-cell>
          <table:table-cell office:value-type="string" calcext:value-type="string">
            <text:p>[0.4977495701996214, 0.4964061929957048, 0.5523187746233865, 0.6250021454108634]</text:p>
          </table:table-cell>
          <table:table-cell office:value-type="string" calcext:value-type="string">
            <text:p>[0.3581925568453472, 0.4948626607711626, 0.5609115999392387, 0.6338047938892604]</text:p>
          </table:table-cell>
          <table:table-cell office:value-type="string" calcext:value-type="string">
            <text:p>[0.3753750353844013, 0.4902592987074756, 0.555976957474946, 0.6299377229339829]</text:p>
          </table:table-cell>
          <table:table-cell office:value-type="string" calcext:value-type="string">
            <text:p>[0.47031206654135443, 0.49868052271530794, 0.5639994860345551, 0.6433086915554571]</text:p>
          </table:table-cell>
          <table:table-cell office:value-type="string" calcext:value-type="string">
            <text:p>[0.4666062683810506, 0.4958614802850495, 0.566217232895645, 0.655998063385763]</text:p>
          </table:table-cell>
          <table:table-cell office:value-type="string" calcext:value-type="string">
            <text:p>[0.5174913926779829, 0.5002684864882766, 0.561443049069247, 0.6376085212578916]</text:p>
          </table:table-cell>
          <table:table-cell office:value-type="string" calcext:value-type="string">
            <text:p>[0.3511471600929471, 0.49738812302501245, 0.5587991858608395, 0.6278572765093433]</text:p>
          </table:table-cell>
          <table:table-cell office:value-type="string" calcext:value-type="string">
            <text:p>[0.46563645972430057, 0.49529495217148906, 0.5580536007130807, 0.6313290115981219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0.4875886071786091, 0.49820026416454294, 0.5567866154023556, 0.6259762298197472]</text:p>
          </table:table-cell>
          <table:table-cell office:value-type="string" calcext:value-type="string">
            <text:p>[0.46919667044295443, 0.4964156171078061, 0.5565954640166294, 0.6269999350840386]</text:p>
          </table:table-cell>
          <table:table-cell office:value-type="string" calcext:value-type="string">
            <text:p>[0.3796226147629189, 0.4995465701230704, 0.5583602276448878, 0.6268018049504526]</text:p>
          </table:table-cell>
          <table:table-cell office:value-type="string" calcext:value-type="string">
            <text:p>[0.4555298379790694, 0.4990134140943261, 0.5577723203418401, 0.6271936690811757]</text:p>
          </table:table-cell>
          <table:table-cell office:value-type="string" calcext:value-type="string">
            <text:p>[0.3796226147629189, 0.4995465701230704, 0.5583602276448878, 0.6268018049504526]</text:p>
          </table:table-cell>
          <table:table-cell office:value-type="string" calcext:value-type="string">
            <text:p>[0.44070754733800577, 0.4961394411864124, 0.5564479773030916, 0.6257573127915552]</text:p>
          </table:table-cell>
          <table:table-cell office:value-type="string" calcext:value-type="string">
            <text:p>[0.4875886071786091, 0.49820026416454294, 0.5567866154023556, 0.6259762298197472]</text:p>
          </table:table-cell>
          <table:table-cell office:value-type="string" calcext:value-type="string">
            <text:p>[0.5103313368047003, 0.5001300114643985, 0.5591295079353845, 0.6294924162465309]</text:p>
          </table:table-cell>
          <table:table-cell office:value-type="string" calcext:value-type="string">
            <text:p>[0.5327859587183833, 0.49933362243768276, 0.5534010144255154, 0.6253959033970531]</text:p>
          </table:table-cell>
          <table:table-cell office:value-type="string" calcext:value-type="string">
            <text:p>[0.44070754733800577, 0.4961394411864124, 0.5564479773030916, 0.6257573127915552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luded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'ap07']</text:p>
          </table:table-cell>
          <table:table-cell table:number-columns-repeated="2" office:value-type="string" calcext:value-type="string">
            <text:p>['ap05']</text:p>
          </table:table-cell>
          <table:table-cell office:value-type="string" calcext:value-type="string">
            <text:p>['dh03']</text:p>
          </table:table-cell>
          <table:table-cell office:value-type="string" calcext:value-type="string">
            <text:p>['dh06']</text:p>
          </table:table-cell>
          <table:table-cell table:number-columns-repeated="2" office:value-type="string" calcext:value-type="string">
            <text:p>['dh09']</text:p>
          </table:table-cell>
          <table:table-cell office:value-type="string" calcext:value-type="string">
            <text:p>['dh11']</text:p>
          </table:table-cell>
          <table:table-cell office:value-type="string" calcext:value-type="string">
            <text:p>['dh05']</text:p>
          </table:table-cell>
          <table:table-cell office:value-type="string" calcext:value-type="string">
            <text:p>['dh06'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'ap05', 'dh10']</text:p>
          </table:table-cell>
          <table:table-cell office:value-type="string" calcext:value-type="string">
            <text:p>['ap04', 'dh03']</text:p>
          </table:table-cell>
          <table:table-cell office:value-type="string" calcext:value-type="string">
            <text:p>['ap06', 'dh08']</text:p>
          </table:table-cell>
          <table:table-cell office:value-type="string" calcext:value-type="string">
            <text:p>['ap01', 'ap04']</text:p>
          </table:table-cell>
          <table:table-cell office:value-type="string" calcext:value-type="string">
            <text:p>['ap06', 'dh10']</text:p>
          </table:table-cell>
          <table:table-cell office:value-type="string" calcext:value-type="string">
            <text:p>['ap04', 'dh06']</text:p>
          </table:table-cell>
          <table:table-cell office:value-type="string" calcext:value-type="string">
            <text:p>['ap07', 'dh02']</text:p>
          </table:table-cell>
          <table:table-cell office:value-type="string" calcext:value-type="string">
            <text:p>['dh10', 'dh11']</text:p>
          </table:table-cell>
          <table:table-cell office:value-type="string" calcext:value-type="string">
            <text:p>['dh04', 'dh05']</text:p>
          </table:table-cell>
          <table:table-cell office:value-type="string" calcext:value-type="string">
            <text:p>['ap07', 'dh04'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'ap03', 'dh09', 'dh11']</text:p>
          </table:table-cell>
          <table:table-cell office:value-type="string" calcext:value-type="string">
            <text:p>['ap03', 'dh03', 'dh07']</text:p>
          </table:table-cell>
          <table:table-cell office:value-type="string" calcext:value-type="string">
            <text:p>['ap03', 'ap06', 'dh06']</text:p>
          </table:table-cell>
          <table:table-cell office:value-type="string" calcext:value-type="string">
            <text:p>['ap05', 'ap06', 'ap07']</text:p>
          </table:table-cell>
          <table:table-cell office:value-type="string" calcext:value-type="string">
            <text:p>['ap05', 'dh02', 'dh03']</text:p>
          </table:table-cell>
          <table:table-cell office:value-type="string" calcext:value-type="string">
            <text:p>['ap06', 'dh02', 'dh05']</text:p>
          </table:table-cell>
          <table:table-cell office:value-type="string" calcext:value-type="string">
            <text:p>['ap03', 'dh01', 'dh07']</text:p>
          </table:table-cell>
          <table:table-cell office:value-type="string" calcext:value-type="string">
            <text:p>['ap03', 'ap06', 'dh10']</text:p>
          </table:table-cell>
          <table:table-cell office:value-type="string" calcext:value-type="string">
            <text:p>['ap03', 'ap04', 'dh05']</text:p>
          </table:table-cell>
          <table:table-cell office:value-type="string" calcext:value-type="string">
            <text:p>['ap04', 'ap05', 'dh09'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'ap05', 'dh03', 'dh07', 'dh10']</text:p>
          </table:table-cell>
          <table:table-cell office:value-type="string" calcext:value-type="string">
            <text:p>['ap07', 'dh03', 'dh04', 'dh09']</text:p>
          </table:table-cell>
          <table:table-cell office:value-type="string" calcext:value-type="string">
            <text:p>['ap01', 'dh04', 'dh06', 'dh07']</text:p>
          </table:table-cell>
          <table:table-cell office:value-type="string" calcext:value-type="string">
            <text:p>['ap01', 'dh01', 'dh03', 'dh06']</text:p>
          </table:table-cell>
          <table:table-cell office:value-type="string" calcext:value-type="string">
            <text:p>['ap06', 'dh05', 'dh09', 'dh11']</text:p>
          </table:table-cell>
          <table:table-cell office:value-type="string" calcext:value-type="string">
            <text:p>['ap07', 'dh04', 'dh05', 'dh10']</text:p>
          </table:table-cell>
          <table:table-cell office:value-type="string" calcext:value-type="string">
            <text:p>['ap01', 'ap05', 'dh08', 'dh09']</text:p>
          </table:table-cell>
          <table:table-cell office:value-type="string" calcext:value-type="string">
            <text:p>['ap05', 'ap06', 'ap07', 'dh02']</text:p>
          </table:table-cell>
          <table:table-cell office:value-type="string" calcext:value-type="string">
            <text:p>['ap04', 'ap06', 'dh04', 'dh10']</text:p>
          </table:table-cell>
          <table:table-cell office:value-type="string" calcext:value-type="string">
            <text:p>['ap03', 'dh07', 'dh08', 'dh09'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'ap01', 'ap03', 'dh01', 'dh08', 'dh10']</text:p>
          </table:table-cell>
          <table:table-cell office:value-type="string" calcext:value-type="string">
            <text:p>['ap01', 'ap04', 'ap05', 'dh06', 'dh10']</text:p>
          </table:table-cell>
          <table:table-cell office:value-type="string" calcext:value-type="string">
            <text:p>['ap01', 'ap03', 'ap07', 'dh07', 'dh09']</text:p>
          </table:table-cell>
          <table:table-cell office:value-type="string" calcext:value-type="string">
            <text:p>['ap01', 'ap07', 'dh05', 'dh08', 'dh09']</text:p>
          </table:table-cell>
          <table:table-cell office:value-type="string" calcext:value-type="string">
            <text:p>['dh02', 'dh03', 'dh04', 'dh07', 'dh09']</text:p>
          </table:table-cell>
          <table:table-cell office:value-type="string" calcext:value-type="string">
            <text:p>['ap03', 'ap07', 'dh05', 'dh09', 'dh10']</text:p>
          </table:table-cell>
          <table:table-cell office:value-type="string" calcext:value-type="string">
            <text:p>['ap01', 'ap06', 'dh02', 'dh08', 'dh11']</text:p>
          </table:table-cell>
          <table:table-cell office:value-type="string" calcext:value-type="string">
            <text:p>['ap01', 'ap03', 'ap06', 'dh05', 'dh06']</text:p>
          </table:table-cell>
          <table:table-cell office:value-type="string" calcext:value-type="string">
            <text:p>['ap04', 'ap05', 'dh02', 'dh06', 'dh11']</text:p>
          </table:table-cell>
          <table:table-cell office:value-type="string" calcext:value-type="string">
            <text:p>['ap03', 'ap04', 'dh01', 'dh07', 'dh10'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'ap04', 'dh02', 'dh04', 'dh06', 'dh08', 'dh11']</text:p>
          </table:table-cell>
          <table:table-cell office:value-type="string" calcext:value-type="string">
            <text:p>['ap03', 'ap05', 'dh01', 'dh06', 'dh08', 'dh10']</text:p>
          </table:table-cell>
          <table:table-cell office:value-type="string" calcext:value-type="string">
            <text:p>['ap01', 'ap03', 'ap05', 'ap07', 'dh06', 'dh08']</text:p>
          </table:table-cell>
          <table:table-cell office:value-type="string" calcext:value-type="string">
            <text:p>['ap01', 'ap05', 'dh01', 'dh03', 'dh09', 'dh11']</text:p>
          </table:table-cell>
          <table:table-cell office:value-type="string" calcext:value-type="string">
            <text:p>['dh01', 'dh02', 'dh05', 'dh06', 'dh10', 'dh11']</text:p>
          </table:table-cell>
          <table:table-cell office:value-type="string" calcext:value-type="string">
            <text:p>['ap03', 'dh02', 'dh06', 'dh07', 'dh08', 'dh10']</text:p>
          </table:table-cell>
          <table:table-cell office:value-type="string" calcext:value-type="string">
            <text:p>['ap03', 'ap06', 'dh04', 'dh08', 'dh10', 'dh11']</text:p>
          </table:table-cell>
          <table:table-cell office:value-type="string" calcext:value-type="string">
            <text:p>['ap03', 'dh01', 'dh02', 'dh04', 'dh05', 'dh06']</text:p>
          </table:table-cell>
          <table:table-cell office:value-type="string" calcext:value-type="string">
            <text:p>['ap04', 'ap05', 'ap06', 'dh07', 'dh10', 'dh11']</text:p>
          </table:table-cell>
          <table:table-cell office:value-type="string" calcext:value-type="string">
            <text:p>['ap01', 'ap06', 'ap07', 'dh02', 'dh05', 'dh11'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'ap04', 'ap05', 'dh02', 'dh05', 'dh06', 'dh07', 'dh09']</text:p>
          </table:table-cell>
          <table:table-cell office:value-type="string" calcext:value-type="string">
            <text:p>['ap04', 'ap07', 'dh01', 'dh03', 'dh06', 'dh07', 'dh09']</text:p>
          </table:table-cell>
          <table:table-cell office:value-type="string" calcext:value-type="string">
            <text:p>['ap04', 'ap06', 'dh01', 'dh02', 'dh03', 'dh04', 'dh08']</text:p>
          </table:table-cell>
          <table:table-cell office:value-type="string" calcext:value-type="string">
            <text:p>['ap03', 'ap04', 'ap07', 'dh01', 'dh03', 'dh05', 'dh09']</text:p>
          </table:table-cell>
          <table:table-cell office:value-type="string" calcext:value-type="string">
            <text:p>['ap03', 'ap07', 'dh01', 'dh03', 'dh05', 'dh07', 'dh11']</text:p>
          </table:table-cell>
          <table:table-cell office:value-type="string" calcext:value-type="string">
            <text:p>['ap01', 'ap03', 'ap06', 'dh06', 'dh07', 'dh09', 'dh11']</text:p>
          </table:table-cell>
          <table:table-cell office:value-type="string" calcext:value-type="string">
            <text:p>['ap01', 'ap03', 'ap06', 'dh03', 'dh04', 'dh05', 'dh11']</text:p>
          </table:table-cell>
          <table:table-cell office:value-type="string" calcext:value-type="string">
            <text:p>['ap01', 'ap04', 'ap05', 'dh02', 'dh08', 'dh09', 'dh10']</text:p>
          </table:table-cell>
          <table:table-cell office:value-type="string" calcext:value-type="string">
            <text:p>['ap05', 'dh02', 'dh04', 'dh06', 'dh07', 'dh08', 'dh10']</text:p>
          </table:table-cell>
          <table:table-cell office:value-type="string" calcext:value-type="string">
            <text:p>['ap03', 'ap04', 'dh01', 'dh02', 'dh04', 'dh06', 'dh09'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'ap01', 'dh01', 'dh02', 'dh03', 'dh04', 'dh05', 'dh10', 'dh11']</text:p>
          </table:table-cell>
          <table:table-cell office:value-type="string" calcext:value-type="string">
            <text:p>['ap01', 'ap04', 'dh01', 'dh02', 'dh03', 'dh05', 'dh08', 'dh10']</text:p>
          </table:table-cell>
          <table:table-cell office:value-type="string" calcext:value-type="string">
            <text:p>['ap05', 'ap06', 'ap07', 'dh05', 'dh06', 'dh07', 'dh09', 'dh11']</text:p>
          </table:table-cell>
          <table:table-cell office:value-type="string" calcext:value-type="string">
            <text:p>['ap01', 'ap04', 'ap05', 'dh02', 'dh04', 'dh05', 'dh06', 'dh08']</text:p>
          </table:table-cell>
          <table:table-cell office:value-type="string" calcext:value-type="string">
            <text:p>['ap04', 'ap06', 'ap07', 'dh01', 'dh02', 'dh05', 'dh06', 'dh11']</text:p>
          </table:table-cell>
          <table:table-cell office:value-type="string" calcext:value-type="string">
            <text:p>['ap04', 'ap06', 'ap07', 'dh01', 'dh08', 'dh09', 'dh10', 'dh11']</text:p>
          </table:table-cell>
          <table:table-cell office:value-type="string" calcext:value-type="string">
            <text:p>['ap06', 'ap07', 'dh01', 'dh04', 'dh08', 'dh09', 'dh10', 'dh11']</text:p>
          </table:table-cell>
          <table:table-cell office:value-type="string" calcext:value-type="string">
            <text:p>['ap03', 'ap05', 'ap06', 'dh01', 'dh03', 'dh06', 'dh07', 'dh09']</text:p>
          </table:table-cell>
          <table:table-cell office:value-type="string" calcext:value-type="string">
            <text:p>['ap01', 'ap03', 'ap06', 'ap07', 'dh01', 'dh06', 'dh08', 'dh09']</text:p>
          </table:table-cell>
          <table:table-cell office:value-type="string" calcext:value-type="string">
            <text:p>['ap07', 'dh01', 'dh02', 'dh03', 'dh05', 'dh07', 'dh09', 'dh10'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'ap04', 'ap05', 'ap06', 'ap07', 'dh01', 'dh04', 'dh05', 'dh07', 'dh11']</text:p>
          </table:table-cell>
          <table:table-cell office:value-type="string" calcext:value-type="string">
            <text:p>['ap01', 'ap04', 'ap05', 'ap07', 'dh01', 'dh03', 'dh04', 'dh07', 'dh09']</text:p>
          </table:table-cell>
          <table:table-cell office:value-type="string" calcext:value-type="string">
            <text:p>['ap01', 'ap03', 'ap04', 'ap05', 'dh01', 'dh03', 'dh07', 'dh09', 'dh11']</text:p>
          </table:table-cell>
          <table:table-cell office:value-type="string" calcext:value-type="string">
            <text:p>['ap05', 'ap06', 'ap07', 'dh03', 'dh07', 'dh08', 'dh09', 'dh10', 'dh11']</text:p>
          </table:table-cell>
          <table:table-cell office:value-type="string" calcext:value-type="string">
            <text:p>['ap01', 'ap03', 'ap04', 'ap06', 'ap07', 'dh04', 'dh05', 'dh07', 'dh09']</text:p>
          </table:table-cell>
          <table:table-cell office:value-type="string" calcext:value-type="string">
            <text:p>['ap05', 'ap06', 'ap07', 'dh01', 'dh02', 'dh03', 'dh07', 'dh10', 'dh11']</text:p>
          </table:table-cell>
          <table:table-cell office:value-type="string" calcext:value-type="string">
            <text:p>['ap06', 'ap07', 'dh01', 'dh02', 'dh03', 'dh04', 'dh05', 'dh08', 'dh09']</text:p>
          </table:table-cell>
          <table:table-cell office:value-type="string" calcext:value-type="string">
            <text:p>['ap04', 'ap06', 'ap07', 'dh01', 'dh03', 'dh05', 'dh06', 'dh07', 'dh10']</text:p>
          </table:table-cell>
          <table:table-cell office:value-type="string" calcext:value-type="string">
            <text:p>['ap03', 'ap06', 'ap07', 'dh02', 'dh05', 'dh08', 'dh09', 'dh10', 'dh11']</text:p>
          </table:table-cell>
          <table:table-cell office:value-type="string" calcext:value-type="string">
            <text:p>['ap03', 'ap04', 'ap05', 'ap06', 'ap07', 'dh01', 'dh04', 'dh05', 'dh11'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'ap01', 'ap03', 'dh01', 'dh02', 'dh03', 'dh04', 'dh06', 'dh08', 'dh09', 'dh11']</text:p>
          </table:table-cell>
          <table:table-cell office:value-type="string" calcext:value-type="string">
            <text:p>['ap01', 'ap04', 'ap05', 'ap06', 'dh02', 'dh04', 'dh05', 'dh06', 'dh08', 'dh10']</text:p>
          </table:table-cell>
          <table:table-cell office:value-type="string" calcext:value-type="string">
            <text:p>['ap03', 'ap05', 'ap07', 'dh01', 'dh02', 'dh03', 'dh06', 'dh08', 'dh09', 'dh11']</text:p>
          </table:table-cell>
          <table:table-cell office:value-type="string" calcext:value-type="string">
            <text:p>['ap01', 'ap04', 'ap07', 'dh03', 'dh04', 'dh06', 'dh07', 'dh08', 'dh09', 'dh11']</text:p>
          </table:table-cell>
          <table:table-cell office:value-type="string" calcext:value-type="string">
            <text:p>['ap03', 'ap05', 'ap06', 'ap07', 'dh01', 'dh02', 'dh04', 'dh06', 'dh10', 'dh11']</text:p>
          </table:table-cell>
          <table:table-cell office:value-type="string" calcext:value-type="string">
            <text:p>['ap01', 'ap03', 'dh02', 'dh03', 'dh04', 'dh06', 'dh08', 'dh09', 'dh10', 'dh11']</text:p>
          </table:table-cell>
          <table:table-cell office:value-type="string" calcext:value-type="string">
            <text:p>['ap01', 'ap04', 'ap05', 'dh02', 'dh03', 'dh04', 'dh06', 'dh08', 'dh09', 'dh11']</text:p>
          </table:table-cell>
          <table:table-cell office:value-type="string" calcext:value-type="string">
            <text:p>['ap01', 'ap04', 'ap05', 'ap06', 'dh01', 'dh04', 'dh05', 'dh08', 'dh09', 'dh11']</text:p>
          </table:table-cell>
          <table:table-cell office:value-type="string" calcext:value-type="string">
            <text:p>['ap05', 'ap06', 'dh01', 'dh02', 'dh04', 'dh05', 'dh06', 'dh08', 'dh10', 'dh11']</text:p>
          </table:table-cell>
          <table:table-cell office:value-type="string" calcext:value-type="string">
            <text:p>['ap03', 'ap04', 'ap06', 'dh03', 'dh04', 'dh06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'ap01', 'ap04', 'ap05', 'ap06', 'ap07', 'dh03', 'dh05', 'dh06', 'dh07', 'dh08', 'dh11']</text:p>
          </table:table-cell>
          <table:table-cell office:value-type="string" calcext:value-type="string">
            <text:p>['ap01', 'ap03', 'ap04', 'ap05', 'ap06', 'dh01', 'dh02', 'dh05', 'dh09', 'dh10', 'dh11']</text:p>
          </table:table-cell>
          <table:table-cell office:value-type="string" calcext:value-type="string">
            <text:p>['ap01', 'ap06', 'ap07', 'dh02', 'dh03', 'dh05', 'dh06', 'dh07', 'dh08', 'dh09', 'dh10']</text:p>
          </table:table-cell>
          <table:table-cell office:value-type="string" calcext:value-type="string">
            <text:p>['ap03', 'ap04', 'ap05', 'ap06', 'ap07', 'dh01', 'dh02', 'dh04', 'dh05', 'dh06', 'dh08']</text:p>
          </table:table-cell>
          <table:table-cell office:value-type="string" calcext:value-type="string">
            <text:p>['ap03', 'ap04', 'ap06', 'dh03', 'dh04', 'dh05', 'dh06', 'dh07', 'dh09', 'dh10', 'dh11']</text:p>
          </table:table-cell>
          <table:table-cell office:value-type="string" calcext:value-type="string">
            <text:p>['ap01', 'ap03', 'ap05', 'dh03', 'dh04', 'dh05', 'dh06', 'dh07', 'dh09', 'dh10', 'dh11']</text:p>
          </table:table-cell>
          <table:table-cell office:value-type="string" calcext:value-type="string">
            <text:p>['ap01', 'ap03', 'ap04', 'ap05', 'dh01', 'dh03', 'dh04', 'dh06', 'dh08', 'dh09', 'dh10']</text:p>
          </table:table-cell>
          <table:table-cell office:value-type="string" calcext:value-type="string">
            <text:p>['ap01', 'ap03', 'ap04', 'ap06', 'dh02', 'dh03', 'dh06', 'dh08', 'dh09', 'dh10', 'dh11']</text:p>
          </table:table-cell>
          <table:table-cell office:value-type="string" calcext:value-type="string">
            <text:p>['ap01', 'ap03', 'ap04', 'ap05', 'ap07', 'dh01', 'dh04', 'dh06', 'dh08', 'dh10', 'dh11']</text:p>
          </table:table-cell>
          <table:table-cell office:value-type="string" calcext:value-type="string">
            <text:p>['ap01', 'ap04', 'ap05', 'ap07', 'dh01', 'dh02', 'dh03', 'dh05', 'dh07', 'dh09', 'dh10'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'ap01', 'ap05', 'ap06', 'dh01', 'dh02', 'dh04', 'dh05', 'dh06', 'dh07', 'dh09', 'dh10', 'dh11']</text:p>
          </table:table-cell>
          <table:table-cell office:value-type="string" calcext:value-type="string">
            <text:p>['ap01', 'ap03', 'ap04', 'ap05', 'ap06', 'ap07', 'dh02', 'dh04', 'dh07', 'dh09', 'dh10', 'dh11']</text:p>
          </table:table-cell>
          <table:table-cell office:value-type="string" calcext:value-type="string">
            <text:p>['ap03', 'ap06', 'ap07', 'dh01', 'dh02', 'dh03', 'dh04', 'dh05', 'dh06', 'dh07', 'dh09', 'dh10']</text:p>
          </table:table-cell>
          <table:table-cell office:value-type="string" calcext:value-type="string">
            <text:p>['ap03', 'ap04', 'ap06', 'dh01', 'dh03', 'dh04', 'dh05', 'dh06', 'dh08', 'dh09', 'dh10', 'dh11']</text:p>
          </table:table-cell>
          <table:table-cell office:value-type="string" calcext:value-type="string">
            <text:p>['ap01', 'ap03', 'ap05', 'ap06', 'ap07', 'dh01', 'dh03', 'dh04', 'dh06', 'dh09', 'dh10', 'dh11']</text:p>
          </table:table-cell>
          <table:table-cell office:value-type="string" calcext:value-type="string">
            <text:p>['ap04', 'ap06', 'ap07', 'dh01', 'dh03', 'dh04', 'dh05', 'dh06', 'dh07', 'dh08', 'dh10', 'dh11']</text:p>
          </table:table-cell>
          <table:table-cell office:value-type="string" calcext:value-type="string">
            <text:p>['ap01', 'ap03', 'ap05', 'ap06', 'ap07', 'dh02', 'dh03', 'dh05', 'dh06', 'dh07', 'dh08', 'dh11']</text:p>
          </table:table-cell>
          <table:table-cell office:value-type="string" calcext:value-type="string">
            <text:p>['ap01', 'ap03', 'ap06', 'dh01', 'dh02', 'dh03', 'dh05', 'dh06', 'dh07', 'dh09', 'dh10', 'dh11']</text:p>
          </table:table-cell>
          <table:table-cell office:value-type="string" calcext:value-type="string">
            <text:p>['ap01', 'ap04', 'ap05', 'ap06', 'dh03', 'dh04', 'dh05', 'dh07', 'dh08', 'dh09', 'dh10', 'dh11']</text:p>
          </table:table-cell>
          <table:table-cell office:value-type="string" calcext:value-type="string">
            <text:p>['ap01', 'ap03', 'ap04', 'ap06', 'ap07', 'dh01', 'dh02', 'dh03', 'dh04', 'dh07', 'dh09', 'dh11'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'ap01', 'ap05', 'ap06', 'ap07', 'dh01', 'dh02', 'dh03', 'dh05', 'dh07', 'dh08', 'dh09', 'dh10', 'dh11']</text:p>
          </table:table-cell>
          <table:table-cell office:value-type="string" calcext:value-type="string">
            <text:p>['ap01', 'ap03', 'ap06', 'ap07', 'dh02', 'dh03', 'dh04', 'dh05', 'dh06', 'dh07', 'dh08', 'dh10', 'dh11']</text:p>
          </table:table-cell>
          <table:table-cell office:value-type="string" calcext:value-type="string">
            <text:p>['ap03', 'ap04', 'ap05', 'ap06', 'dh01', 'dh02', 'dh03', 'dh04', 'dh05', 'dh08', 'dh09', 'dh10', 'dh11']</text:p>
          </table:table-cell>
          <table:table-cell office:value-type="string" calcext:value-type="string">
            <text:p>['ap01', 'ap03', 'ap05', 'ap06', 'ap07', 'dh03', 'dh04', 'dh05', 'dh07', 'dh08', 'dh09', 'dh10', 'dh11']</text:p>
          </table:table-cell>
          <table:table-cell office:value-type="string" calcext:value-type="string">
            <text:p>['ap01', 'ap03', 'ap04', 'ap06', 'ap07', 'dh01', 'dh02', 'dh05', 'dh06', 'dh07', 'dh08', 'dh09', 'dh10']</text:p>
          </table:table-cell>
          <table:table-cell office:value-type="string" calcext:value-type="string">
            <text:p>['ap01', 'ap04', 'ap05', 'ap06', 'ap07', 'dh01', 'dh02', 'dh03', 'dh04', 'dh05', 'dh06', 'dh07', 'dh10']</text:p>
          </table:table-cell>
          <table:table-cell office:value-type="string" calcext:value-type="string">
            <text:p>['ap03', 'ap04', 'ap05', 'ap06', 'ap07', 'dh01', 'dh03', 'dh04', 'dh05', 'dh06', 'dh07', 'dh09', 'dh11']</text:p>
          </table:table-cell>
          <table:table-cell office:value-type="string" calcext:value-type="string">
            <text:p>['ap01', 'ap03', 'ap04', 'ap05', 'ap06', 'ap07', 'dh01', 'dh03', 'dh05', 'dh06', 'dh07', 'dh09', 'dh11']</text:p>
          </table:table-cell>
          <table:table-cell office:value-type="string" calcext:value-type="string">
            <text:p>['ap01', 'ap03', 'ap06', 'ap07', 'dh01', 'dh02', 'dh03', 'dh05', 'dh07', 'dh08', 'dh09', 'dh10', 'dh11']</text:p>
          </table:table-cell>
          <table:table-cell office:value-type="string" calcext:value-type="string">
            <text:p>['ap01', 'ap03', 'ap05', 'ap07', 'dh01', 'dh02', 'dh03', 'dh05', 'dh06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'ap03', 'ap04', 'ap05', 'ap06', 'ap07', 'dh02', 'dh03', 'dh04', 'dh05', 'dh06', 'dh08', 'dh09', 'dh10', 'dh11']</text:p>
          </table:table-cell>
          <table:table-cell office:value-type="string" calcext:value-type="string">
            <text:p>['ap01', 'ap03', 'ap04', 'ap06', 'ap07', 'dh01', 'dh03', 'dh04', 'dh05', 'dh07', 'dh08', 'dh09', 'dh10', 'dh11']</text:p>
          </table:table-cell>
          <table:table-cell office:value-type="string" calcext:value-type="string">
            <text:p>['ap01', 'ap04', 'ap05', 'ap06', 'ap07', 'dh01', 'dh02', 'dh03', 'dh04', 'dh05', 'dh06', 'dh08', 'dh09', 'dh10']</text:p>
          </table:table-cell>
          <table:table-cell office:value-type="string" calcext:value-type="string">
            <text:p>['ap03', 'ap04', 'ap05', 'ap06', 'ap07', 'dh01', 'dh02', 'dh03', 'dh04', 'dh05', 'dh06', 'dh08', 'dh09', 'dh11']</text:p>
          </table:table-cell>
          <table:table-cell office:value-type="string" calcext:value-type="string">
            <text:p>['ap01', 'ap03', 'ap04', 'ap05', 'ap06', 'ap07', 'dh01', 'dh02', 'dh03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11']</text:p>
          </table:table-cell>
          <table:table-cell office:value-type="string" calcext:value-type="string">
            <text:p>['ap01', 'ap04', 'ap05', 'ap06', 'ap07', 'dh01', 'dh03', 'dh04', 'dh05', 'dh06', 'dh07', 'dh08', 'dh10', 'dh11']</text:p>
          </table:table-cell>
          <table:table-cell office:value-type="string" calcext:value-type="string">
            <text:p>['ap01', 'ap03', 'ap05', 'ap07', 'dh01', 'dh02', 'dh03', 'dh04', 'dh05', 'dh07', 'dh08', 'dh09', 'dh10', 'dh11']</text:p>
          </table:table-cell>
          <table:table-cell office:value-type="string" calcext:value-type="string">
            <text:p>['ap03', 'ap04', 'ap05', 'ap06', 'ap07', 'dh01', 'dh03', 'dh04', 'dh06', 'dh07', 'dh08', 'dh09', 'dh10', 'dh11']</text:p>
          </table:table-cell>
          <table:table-cell office:value-type="string" calcext:value-type="string">
            <text:p>['ap01', 'ap03', 'ap04', 'ap06', 'ap07', 'dh02', 'dh03', 'dh04', 'dh05', 'dh06', 'dh07', 'dh08', 'dh09', 'dh11'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'ap01', 'ap03', 'ap04', 'ap05', 'ap06', 'ap07', 'dh01', 'dh02', 'dh03', 'dh04', 'dh05', 'dh06', 'dh08', 'dh09', 'dh10']</text:p>
          </table:table-cell>
          <table:table-cell office:value-type="string" calcext:value-type="string">
            <text:p>['ap01', 'ap03', 'ap05', 'ap06', 'ap07', 'dh01', 'dh02', 'dh03', 'dh04', 'dh05', 'dh07', 'dh08', 'dh09', 'dh10', 'dh11']</text:p>
          </table:table-cell>
          <table:table-cell office:value-type="string" calcext:value-type="string">
            <text:p>['ap01', 'ap03', 'ap04', 'ap05', 'ap06', 'ap07', 'dh02', 'dh03', 'dh05', 'dh06', 'dh07', 'dh08', 'dh09', 'dh10', 'dh11']</text:p>
          </table:table-cell>
          <table:table-cell office:value-type="string" calcext:value-type="string">
            <text:p>['ap01', 'ap04', 'ap05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dh01', 'dh02', 'dh03', 'dh04', 'dh05', 'dh06', 'dh07', 'dh08', 'dh09', 'dh11']</text:p>
          </table:table-cell>
          <table:table-cell office:value-type="string" calcext:value-type="string">
            <text:p>['ap01', 'ap03', 'ap04', 'ap05', 'ap06', 'ap07', 'dh01', 'dh02', 'dh03', 'dh04', 'dh06', 'dh07', 'dh09', 'dh10', 'dh11']</text:p>
          </table:table-cell>
          <table:table-cell office:value-type="string" calcext:value-type="string">
            <text:p>['ap01', 'ap03', 'ap04', 'ap05', 'ap06', 'ap07', 'dh01', 'dh03', 'dh04', 'dh05', 'dh06', 'dh07', 'dh09', 'dh10', 'dh11']</text:p>
          </table:table-cell>
          <table:table-cell office:value-type="string" calcext:value-type="string">
            <text:p>['ap01', 'ap03', 'ap04', 'ap05', 'ap06', 'ap07', 'dh01', 'dh02', 'dh03', 'dh04', 'dh05', 'dh07', 'dh08', 'dh10', 'dh11']</text:p>
          </table:table-cell>
          <table:table-cell office:value-type="string" calcext:value-type="string">
            <text:p>['ap01', 'ap03', 'ap05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4', 'dh06', 'dh07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'ap01', 'ap03', 'ap04', 'ap05', 'ap06', 'ap07', 'dh01', 'dh02', 'dh03', 'dh04', 'dh05', 'dh06', 'dh07', 'dh08', 'dh09', 'dh10']</text:p>
          </table:table-cell>
          <table:table-cell office:value-type="string" calcext:value-type="string">
            <text:p>['ap03', 'ap04', 'ap05', 'ap06', 'ap07', 'dh01', 'dh02', 'dh03', 'dh04', 'dh05', 'dh06', 'dh07', 'dh08', 'dh09', 'dh10', 'dh11']</text:p>
          </table:table-cell>
          <table:table-cell office:value-type="string" calcext:value-type="string">
            <text:p>['ap01', 'ap03', 'ap05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dh01', 'dh02', 'dh03', 'dh04', 'dh05', 'dh06', 'dh07', 'dh08', 'dh09', 'dh10', 'dh11']</text:p>
          </table:table-cell>
          <table:table-cell office:value-type="string" calcext:value-type="string">
            <text:p>['ap01', 'ap03', 'ap05', 'ap06', 'ap07', 'dh01', 'dh02', 'dh03', 'dh04', 'dh05', 'dh06', 'dh07', 'dh08', 'dh09', 'dh10', 'dh11']</text:p>
          </table:table-cell>
          <table:table-cell office:value-type="string" calcext:value-type="string">
            <text:p>['ap01', 'ap04', 'ap05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8', 'dh09', 'dh10']</text:p>
          </table:table-cell>
          <table:table-cell office:value-type="string" calcext:value-type="string">
            <text:p>['ap01', 'ap03', 'ap04', 'ap05', 'ap06', 'ap07', 'dh01', 'dh02', 'dh03', 'dh04', 'dh05', 'dh06', 'dh07', 'dh09', 'dh10', 'dh11']</text:p>
          </table:table-cell>
          <table:table-cell office:value-type="string" calcext:value-type="string">
            <text:p>['ap01', 'ap03', 'ap04', 'ap05', 'ap06', 'ap07', 'dh01', 'dh02', 'dh03', 'dh04', 'dh05', 'dh06', 'dh08', 'dh09', 'dh10', 'dh11']</text:p>
          </table:table-cell>
          <table:table-cell office:value-type="string" calcext:value-type="string">
            <text:p>['ap01', 'ap04', 'ap05', 'ap06', 'ap07', 'dh01', 'dh02', 'dh03', 'dh04', 'dh05', 'dh06', 'dh07', 'dh08', 'dh09', 'dh10', 'dh11'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kill_5f_mean" style:display-name="PageStyle_skill_me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ll_5f_per_5f_horizon" style:display-name="PageStyle_skill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mse_5f_per_5f_horizon" style:display-name="PageStyle_rmse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cluded" style:display-name="PageStyle_exclud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20-04-14T13:27:50</meta:creation-date>
    <dc:date>2020-04-14T13:27:50</dc:date>
    <meta:generator>LibreOffice/6.0.7.3$Linux_X86_64 LibreOffice_project/00m0$Build-3</meta:generator>
    <meta:document-statistic meta:table-count="4" meta:cell-count="850" meta:object-count="0"/>
    <meta:user-defined meta:name="AppVersion">3.0</meta:user-defined>
  </office:meta>
</office:document-meta>
</file>